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0433in" svg:y="70.0744in">
            <draw:object draw:notify-on-update-of-ranges="Sheet1.B8:Sheet1.B4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 table:number-rows-repeated="7">
          <table:table-cell/>
          <table:table-cell table:style-name="Default"/>
        </table:table-row>
        <table:table-row table:style-name="ro1">
          <table:table-cell/>
          <table:table-cell office:value-type="float" office:value="0.0000000000012517" calcext:value-type="float">
            <text:p>1.25E-12</text:p>
          </table:table-cell>
        </table:table-row>
        <table:table-row table:style-name="ro1">
          <table:table-cell/>
          <table:table-cell office:value-type="float" office:value="0.0000000418814" calcext:value-type="float">
            <text:p>4.19E-08</text:p>
          </table:table-cell>
        </table:table-row>
        <table:table-row table:style-name="ro1">
          <table:table-cell/>
          <table:table-cell office:value-type="float" office:value="0.00000000689353" calcext:value-type="float">
            <text:p>6.89E-09</text:p>
          </table:table-cell>
        </table:table-row>
        <table:table-row table:style-name="ro1">
          <table:table-cell/>
          <table:table-cell office:value-type="float" office:value="0.0000000911061" calcext:value-type="float">
            <text:p>9.11E-08</text:p>
          </table:table-cell>
        </table:table-row>
        <table:table-row table:style-name="ro1">
          <table:table-cell/>
          <table:table-cell office:value-type="float" office:value="0.0000000321778" calcext:value-type="float">
            <text:p>3.22E-08</text:p>
          </table:table-cell>
        </table:table-row>
        <table:table-row table:style-name="ro1">
          <table:table-cell/>
          <table:table-cell office:value-type="float" office:value="0.0000000633195" calcext:value-type="float">
            <text:p>6.33E-08</text:p>
          </table:table-cell>
        </table:table-row>
        <table:table-row table:style-name="ro1">
          <table:table-cell/>
          <table:table-cell office:value-type="float" office:value="0.000000126985" calcext:value-type="float">
            <text:p>1.27E-07</text:p>
          </table:table-cell>
        </table:table-row>
        <table:table-row table:style-name="ro1">
          <table:table-cell/>
          <table:table-cell office:value-type="float" office:value="0.000000172451" calcext:value-type="float">
            <text:p>1.72E-07</text:p>
          </table:table-cell>
        </table:table-row>
        <table:table-row table:style-name="ro1">
          <table:table-cell/>
          <table:table-cell office:value-type="float" office:value="0.000000206559" calcext:value-type="float">
            <text:p>2.07E-07</text:p>
          </table:table-cell>
        </table:table-row>
        <table:table-row table:style-name="ro1">
          <table:table-cell/>
          <table:table-cell office:value-type="float" office:value="0.000000233087" calcext:value-type="float">
            <text:p>2.33E-07</text:p>
          </table:table-cell>
        </table:table-row>
        <table:table-row table:style-name="ro1">
          <table:table-cell/>
          <table:table-cell office:value-type="float" office:value="0.000000254309" calcext:value-type="float">
            <text:p>2.54E-07</text:p>
          </table:table-cell>
        </table:table-row>
        <table:table-row table:style-name="ro1">
          <table:table-cell/>
          <table:table-cell office:value-type="float" office:value="0.000000271673" calcext:value-type="float">
            <text:p>2.72E-07</text:p>
          </table:table-cell>
        </table:table-row>
        <table:table-row table:style-name="ro1">
          <table:table-cell/>
          <table:table-cell office:value-type="float" office:value="0.000000286143" calcext:value-type="float">
            <text:p>2.86E-07</text:p>
          </table:table-cell>
        </table:table-row>
        <table:table-row table:style-name="ro1">
          <table:table-cell/>
          <table:table-cell office:value-type="float" office:value="0.000000298387" calcext:value-type="float">
            <text:p>2.98E-07</text:p>
          </table:table-cell>
        </table:table-row>
        <table:table-row table:style-name="ro1">
          <table:table-cell/>
          <table:table-cell office:value-type="float" office:value="0.000000242403" calcext:value-type="float">
            <text:p>2.42E-07</text:p>
          </table:table-cell>
        </table:table-row>
        <table:table-row table:style-name="ro1">
          <table:table-cell/>
          <table:table-cell office:value-type="float" office:value="0.0000000606182" calcext:value-type="float">
            <text:p>6.06E-08</text:p>
          </table:table-cell>
        </table:table-row>
        <table:table-row table:style-name="ro1">
          <table:table-cell/>
          <table:table-cell office:value-type="float" office:value="0.0000000984435" calcext:value-type="float">
            <text:p>9.84E-08</text:p>
          </table:table-cell>
        </table:table-row>
        <table:table-row table:style-name="ro1">
          <table:table-cell/>
          <table:table-cell office:value-type="float" office:value="0.000000238792" calcext:value-type="float">
            <text:p>2.39E-07</text:p>
          </table:table-cell>
        </table:table-row>
        <table:table-row table:style-name="ro1">
          <table:table-cell/>
          <table:table-cell office:value-type="float" office:value="0.000000363546" calcext:value-type="float">
            <text:p>3.64E-07</text:p>
          </table:table-cell>
        </table:table-row>
        <table:table-row table:style-name="ro1">
          <table:table-cell/>
          <table:table-cell office:value-type="float" office:value="0.000000475169" calcext:value-type="float">
            <text:p>4.75E-07</text:p>
          </table:table-cell>
        </table:table-row>
        <table:table-row table:style-name="ro1">
          <table:table-cell/>
          <table:table-cell office:value-type="float" office:value="0.000000575629" calcext:value-type="float">
            <text:p>5.76E-07</text:p>
          </table:table-cell>
        </table:table-row>
        <table:table-row table:style-name="ro1">
          <table:table-cell/>
          <table:table-cell office:value-type="float" office:value="0.000000666521" calcext:value-type="float">
            <text:p>6.67E-07</text:p>
          </table:table-cell>
        </table:table-row>
        <table:table-row table:style-name="ro1">
          <table:table-cell/>
          <table:table-cell office:value-type="float" office:value="0.000000749151" calcext:value-type="float">
            <text:p>7.49E-07</text:p>
          </table:table-cell>
        </table:table-row>
        <table:table-row table:style-name="ro1">
          <table:table-cell/>
          <table:table-cell office:value-type="float" office:value="0.000000824595" calcext:value-type="float">
            <text:p>8.25E-07</text:p>
          </table:table-cell>
        </table:table-row>
        <table:table-row table:style-name="ro1">
          <table:table-cell/>
          <table:table-cell office:value-type="float" office:value="0.000000893753" calcext:value-type="float">
            <text:p>8.94E-07</text:p>
          </table:table-cell>
        </table:table-row>
        <table:table-row table:style-name="ro1">
          <table:table-cell/>
          <table:table-cell office:value-type="float" office:value="0.000000957377" calcext:value-type="float">
            <text:p>9.57E-07</text:p>
          </table:table-cell>
        </table:table-row>
        <table:table-row table:style-name="ro1">
          <table:table-cell/>
          <table:table-cell office:value-type="float" office:value="0.00000101611" calcext:value-type="float">
            <text:p>1.02E-06</text:p>
          </table:table-cell>
        </table:table-row>
        <table:table-row table:style-name="ro1">
          <table:table-cell/>
          <table:table-cell office:value-type="float" office:value="0.00000107049" calcext:value-type="float">
            <text:p>1.07E-06</text:p>
          </table:table-cell>
        </table:table-row>
        <table:table-row table:style-name="ro1">
          <table:table-cell/>
          <table:table-cell office:value-type="float" office:value="0.000000933509" calcext:value-type="float">
            <text:p>9.34E-07</text:p>
          </table:table-cell>
        </table:table-row>
        <table:table-row table:style-name="ro1">
          <table:table-cell/>
          <table:table-cell office:value-type="float" office:value="0.00000078494" calcext:value-type="float">
            <text:p>7.85E-07</text:p>
          </table:table-cell>
        </table:table-row>
        <table:table-row table:style-name="ro1">
          <table:table-cell/>
          <table:table-cell office:value-type="float" office:value="0.000000646276" calcext:value-type="float">
            <text:p>6.46E-07</text:p>
          </table:table-cell>
        </table:table-row>
        <table:table-row table:style-name="ro1">
          <table:table-cell/>
          <table:table-cell office:value-type="float" office:value="0.000000516557" calcext:value-type="float">
            <text:p>5.17E-07</text:p>
          </table:table-cell>
        </table:table-row>
        <table:table-row table:style-name="ro1">
          <table:table-cell/>
          <table:table-cell office:value-type="float" office:value="0.000000394946" calcext:value-type="float">
            <text:p>3.95E-07</text:p>
          </table:table-cell>
        </table:table-row>
        <table:table-row table:style-name="ro1">
          <table:table-cell/>
          <table:table-cell office:value-type="float" office:value="0.000000280706" calcext:value-type="float">
            <text:p>2.81E-07</text:p>
          </table:table-cell>
        </table:table-row>
        <table:table-row table:style-name="ro1">
          <table:table-cell/>
          <table:table-cell office:value-type="float" office:value="0.000000173185" calcext:value-type="float">
            <text:p>1.73E-07</text:p>
          </table:table-cell>
        </table:table-row>
        <table:table-row table:style-name="ro1">
          <table:table-cell/>
          <table:table-cell office:value-type="float" office:value="0.0000000718086" calcext:value-type="float">
            <text:p>7.18E-08</text:p>
          </table:table-cell>
        </table:table-row>
        <table:table-row table:style-name="ro1">
          <table:table-cell/>
          <table:table-cell office:value-type="float" office:value="0.000000023936" calcext:value-type="float">
            <text:p>2.39E-08</text:p>
          </table:table-cell>
        </table:table-row>
        <table:table-row table:style-name="ro1">
          <table:table-cell/>
          <table:table-cell office:value-type="float" office:value="0.000000114505" calcext:value-type="float">
            <text:p>1.15E-07</text:p>
          </table:table-cell>
        </table:table-row>
        <table:table-row table:style-name="ro1">
          <table:table-cell/>
          <table:table-cell office:value-type="float" office:value="0.000000200308" calcext:value-type="float">
            <text:p>2.00E-07</text:p>
          </table:table-cell>
        </table:table-row>
        <table:table-row table:style-name="ro1">
          <table:table-cell/>
          <table:table-cell office:value-type="float" office:value="0.00000028171" calcext:value-type="float">
            <text:p>2.82E-07</text:p>
          </table:table-cell>
        </table:table-row>
        <table:table-row table:style-name="ro1">
          <table:table-cell/>
          <table:table-cell office:value-type="float" office:value="0.000000359042" calcext:value-type="float">
            <text:p>3.59E-07</text:p>
          </table:table-cell>
        </table:table-row>
        <table:table-row table:style-name="ro1">
          <table:table-cell/>
          <table:table-cell office:value-type="float" office:value="0.000000432602" calcext:value-type="float">
            <text:p>4.33E-07</text:p>
          </table:table-cell>
        </table:table-row>
        <table:table-row table:style-name="ro1">
          <table:table-cell/>
          <table:table-cell office:value-type="float" office:value="0.000000502659" calcext:value-type="float">
            <text:p>5.03E-07</text:p>
          </table:table-cell>
        </table:table-row>
        <table:table-row table:style-name="ro1">
          <table:table-cell/>
          <table:table-cell office:value-type="float" office:value="0.000000569458" calcext:value-type="float">
            <text:p>5.69E-07</text:p>
          </table:table-cell>
        </table:table-row>
        <table:table-row table:style-name="ro1">
          <table:table-cell/>
          <table:table-cell office:value-type="float" office:value="0.00000063322" calcext:value-type="float">
            <text:p>6.33E-07</text:p>
          </table:table-cell>
        </table:table-row>
        <table:table-row table:style-name="ro1">
          <table:table-cell/>
          <table:table-cell office:value-type="float" office:value="0.000000694148" calcext:value-type="float">
            <text:p>6.94E-07</text:p>
          </table:table-cell>
        </table:table-row>
        <table:table-row table:style-name="ro1">
          <table:table-cell/>
          <table:table-cell office:value-type="float" office:value="0.000000752428" calcext:value-type="float">
            <text:p>7.52E-07</text:p>
          </table:table-cell>
        </table:table-row>
        <table:table-row table:style-name="ro1">
          <table:table-cell/>
          <table:table-cell office:value-type="float" office:value="0.000000808227" calcext:value-type="float">
            <text:p>8.08E-07</text:p>
          </table:table-cell>
        </table:table-row>
        <table:table-row table:style-name="ro1">
          <table:table-cell/>
          <table:table-cell office:value-type="float" office:value="0.000000861701" calcext:value-type="float">
            <text:p>8.62E-07</text:p>
          </table:table-cell>
        </table:table-row>
        <table:table-row table:style-name="ro1">
          <table:table-cell/>
          <table:table-cell office:value-type="float" office:value="0.000000912993" calcext:value-type="float">
            <text:p>9.13E-07</text:p>
          </table:table-cell>
        </table:table-row>
        <table:table-row table:style-name="ro1">
          <table:table-cell/>
          <table:table-cell office:value-type="float" office:value="0.000000962233" calcext:value-type="float">
            <text:p>9.62E-07</text:p>
          </table:table-cell>
        </table:table-row>
        <table:table-row table:style-name="ro1">
          <table:table-cell/>
          <table:table-cell office:value-type="float" office:value="0.00000100954" calcext:value-type="float">
            <text:p>1.01E-06</text:p>
          </table:table-cell>
        </table:table-row>
        <table:table-row table:style-name="ro1">
          <table:table-cell/>
          <table:table-cell office:value-type="float" office:value="0.00000105503" calcext:value-type="float">
            <text:p>1.06E-06</text:p>
          </table:table-cell>
        </table:table-row>
        <table:table-row table:style-name="ro1">
          <table:table-cell/>
          <table:table-cell office:value-type="float" office:value="0.0000010988" calcext:value-type="float">
            <text:p>1.10E-06</text:p>
          </table:table-cell>
        </table:table-row>
        <table:table-row table:style-name="ro1">
          <table:table-cell/>
          <table:table-cell office:value-type="float" office:value="0.00000114096" calcext:value-type="float">
            <text:p>1.14E-06</text:p>
          </table:table-cell>
        </table:table-row>
        <table:table-row table:style-name="ro1">
          <table:table-cell/>
          <table:table-cell office:value-type="float" office:value="0.00000118158" calcext:value-type="float">
            <text:p>1.18E-06</text:p>
          </table:table-cell>
        </table:table-row>
        <table:table-row table:style-name="ro1">
          <table:table-cell/>
          <table:table-cell office:value-type="float" office:value="0.00000122074" calcext:value-type="float">
            <text:p>1.22E-06</text:p>
          </table:table-cell>
        </table:table-row>
        <table:table-row table:style-name="ro1">
          <table:table-cell/>
          <table:table-cell office:value-type="float" office:value="0.00000125854" calcext:value-type="float">
            <text:p>1.26E-06</text:p>
          </table:table-cell>
        </table:table-row>
        <table:table-row table:style-name="ro1">
          <table:table-cell/>
          <table:table-cell office:value-type="float" office:value="0.00000129503" calcext:value-type="float">
            <text:p>1.30E-06</text:p>
          </table:table-cell>
        </table:table-row>
        <table:table-row table:style-name="ro1">
          <table:table-cell/>
          <table:table-cell office:value-type="float" office:value="0.00000133028" calcext:value-type="float">
            <text:p>1.33E-06</text:p>
          </table:table-cell>
        </table:table-row>
        <table:table-row table:style-name="ro1">
          <table:table-cell/>
          <table:table-cell office:value-type="float" office:value="0.00000136436" calcext:value-type="float">
            <text:p>1.36E-06</text:p>
          </table:table-cell>
        </table:table-row>
        <table:table-row table:style-name="ro1">
          <table:table-cell/>
          <table:table-cell office:value-type="float" office:value="0.00000139732" calcext:value-type="float">
            <text:p>1.40E-06</text:p>
          </table:table-cell>
        </table:table-row>
        <table:table-row table:style-name="ro1">
          <table:table-cell/>
          <table:table-cell office:value-type="float" office:value="0.00000142922" calcext:value-type="float">
            <text:p>1.43E-06</text:p>
          </table:table-cell>
        </table:table-row>
        <table:table-row table:style-name="ro1">
          <table:table-cell/>
          <table:table-cell office:value-type="float" office:value="0.00000146011" calcext:value-type="float">
            <text:p>1.46E-06</text:p>
          </table:table-cell>
        </table:table-row>
        <table:table-row table:style-name="ro1">
          <table:table-cell/>
          <table:table-cell office:value-type="float" office:value="0.00000149003" calcext:value-type="float">
            <text:p>1.49E-06</text:p>
          </table:table-cell>
        </table:table-row>
        <table:table-row table:style-name="ro1">
          <table:table-cell/>
          <table:table-cell office:value-type="float" office:value="0.00000151903" calcext:value-type="float">
            <text:p>1.52E-06</text:p>
          </table:table-cell>
        </table:table-row>
        <table:table-row table:style-name="ro1">
          <table:table-cell/>
          <table:table-cell office:value-type="float" office:value="0.00000154715" calcext:value-type="float">
            <text:p>1.55E-06</text:p>
          </table:table-cell>
        </table:table-row>
        <table:table-row table:style-name="ro1">
          <table:table-cell/>
          <table:table-cell office:value-type="float" office:value="0.00000157443" calcext:value-type="float">
            <text:p>1.57E-06</text:p>
          </table:table-cell>
        </table:table-row>
        <table:table-row table:style-name="ro1">
          <table:table-cell/>
          <table:table-cell office:value-type="float" office:value="0.00000160091" calcext:value-type="float">
            <text:p>1.60E-06</text:p>
          </table:table-cell>
        </table:table-row>
        <table:table-row table:style-name="ro1">
          <table:table-cell/>
          <table:table-cell office:value-type="float" office:value="0.00000162662" calcext:value-type="float">
            <text:p>1.63E-06</text:p>
          </table:table-cell>
        </table:table-row>
        <table:table-row table:style-name="ro1">
          <table:table-cell/>
          <table:table-cell office:value-type="float" office:value="0.00000165159" calcext:value-type="float">
            <text:p>1.65E-06</text:p>
          </table:table-cell>
        </table:table-row>
        <table:table-row table:style-name="ro1">
          <table:table-cell/>
          <table:table-cell office:value-type="float" office:value="0.00000167587" calcext:value-type="float">
            <text:p>1.68E-06</text:p>
          </table:table-cell>
        </table:table-row>
        <table:table-row table:style-name="ro1">
          <table:table-cell/>
          <table:table-cell office:value-type="float" office:value="0.00000169947" calcext:value-type="float">
            <text:p>1.70E-06</text:p>
          </table:table-cell>
        </table:table-row>
        <table:table-row table:style-name="ro1">
          <table:table-cell/>
          <table:table-cell office:value-type="float" office:value="0.00000172242" calcext:value-type="float">
            <text:p>1.72E-06</text:p>
          </table:table-cell>
        </table:table-row>
        <table:table-row table:style-name="ro1">
          <table:table-cell/>
          <table:table-cell office:value-type="float" office:value="0.00000174475" calcext:value-type="float">
            <text:p>1.74E-06</text:p>
          </table:table-cell>
        </table:table-row>
        <table:table-row table:style-name="ro1">
          <table:table-cell/>
          <table:table-cell office:value-type="float" office:value="0.00000176649" calcext:value-type="float">
            <text:p>1.77E-06</text:p>
          </table:table-cell>
        </table:table-row>
        <table:table-row table:style-name="ro1">
          <table:table-cell/>
          <table:table-cell office:value-type="float" office:value="0.00000178765" calcext:value-type="float">
            <text:p>1.79E-06</text:p>
          </table:table-cell>
        </table:table-row>
        <table:table-row table:style-name="ro1">
          <table:table-cell/>
          <table:table-cell office:value-type="float" office:value="0.00000180827" calcext:value-type="float">
            <text:p>1.81E-06</text:p>
          </table:table-cell>
        </table:table-row>
        <table:table-row table:style-name="ro1">
          <table:table-cell/>
          <table:table-cell office:value-type="float" office:value="0.00000182835" calcext:value-type="float">
            <text:p>1.83E-06</text:p>
          </table:table-cell>
        </table:table-row>
        <table:table-row table:style-name="ro1">
          <table:table-cell/>
          <table:table-cell office:value-type="float" office:value="0.00000184793" calcext:value-type="float">
            <text:p>1.85E-06</text:p>
          </table:table-cell>
        </table:table-row>
        <table:table-row table:style-name="ro1">
          <table:table-cell/>
          <table:table-cell office:value-type="float" office:value="0.00000186702" calcext:value-type="float">
            <text:p>1.87E-06</text:p>
          </table:table-cell>
        </table:table-row>
        <table:table-row table:style-name="ro1">
          <table:table-cell/>
          <table:table-cell office:value-type="float" office:value="0.00000188564" calcext:value-type="float">
            <text:p>1.89E-06</text:p>
          </table:table-cell>
        </table:table-row>
        <table:table-row table:style-name="ro1">
          <table:table-cell/>
          <table:table-cell office:value-type="float" office:value="0.0000019038" calcext:value-type="float">
            <text:p>1.90E-06</text:p>
          </table:table-cell>
        </table:table-row>
        <table:table-row table:style-name="ro1">
          <table:table-cell/>
          <table:table-cell office:value-type="float" office:value="0.00000192153" calcext:value-type="float">
            <text:p>1.92E-06</text:p>
          </table:table-cell>
        </table:table-row>
        <table:table-row table:style-name="ro1">
          <table:table-cell/>
          <table:table-cell office:value-type="float" office:value="0.00000193883" calcext:value-type="float">
            <text:p>1.94E-06</text:p>
          </table:table-cell>
        </table:table-row>
        <table:table-row table:style-name="ro1">
          <table:table-cell/>
          <table:table-cell office:value-type="float" office:value="0.00000195572" calcext:value-type="float">
            <text:p>1.96E-06</text:p>
          </table:table-cell>
        </table:table-row>
        <table:table-row table:style-name="ro1">
          <table:table-cell/>
          <table:table-cell office:value-type="float" office:value="0.00000197223" calcext:value-type="float">
            <text:p>1.97E-06</text:p>
          </table:table-cell>
        </table:table-row>
        <table:table-row table:style-name="ro1">
          <table:table-cell/>
          <table:table-cell office:value-type="float" office:value="0.00000198835" calcext:value-type="float">
            <text:p>1.99E-06</text:p>
          </table:table-cell>
        </table:table-row>
        <table:table-row table:style-name="ro1">
          <table:table-cell/>
          <table:table-cell office:value-type="float" office:value="0.00000200411" calcext:value-type="float">
            <text:p>2.00E-06</text:p>
          </table:table-cell>
        </table:table-row>
        <table:table-row table:style-name="ro1">
          <table:table-cell/>
          <table:table-cell office:value-type="float" office:value="0.00000201951" calcext:value-type="float">
            <text:p>2.02E-06</text:p>
          </table:table-cell>
        </table:table-row>
        <table:table-row table:style-name="ro1">
          <table:table-cell/>
          <table:table-cell office:value-type="float" office:value="0.00000203457" calcext:value-type="float">
            <text:p>2.03E-06</text:p>
          </table:table-cell>
        </table:table-row>
        <table:table-row table:style-name="ro1">
          <table:table-cell/>
          <table:table-cell office:value-type="float" office:value="0.0000020493" calcext:value-type="float">
            <text:p>2.05E-06</text:p>
          </table:table-cell>
        </table:table-row>
        <table:table-row table:style-name="ro1">
          <table:table-cell/>
          <table:table-cell office:value-type="float" office:value="0.00000206371" calcext:value-type="float">
            <text:p>2.06E-06</text:p>
          </table:table-cell>
        </table:table-row>
        <table:table-row table:style-name="ro1">
          <table:table-cell/>
          <table:table-cell office:value-type="float" office:value="0.00000207781" calcext:value-type="float">
            <text:p>2.08E-06</text:p>
          </table:table-cell>
        </table:table-row>
        <table:table-row table:style-name="ro1">
          <table:table-cell/>
          <table:table-cell office:value-type="float" office:value="0.00000209161" calcext:value-type="float">
            <text:p>2.09E-06</text:p>
          </table:table-cell>
        </table:table-row>
        <table:table-row table:style-name="ro1">
          <table:table-cell/>
          <table:table-cell office:value-type="float" office:value="0.00000210512" calcext:value-type="float">
            <text:p>2.11E-06</text:p>
          </table:table-cell>
        </table:table-row>
        <table:table-row table:style-name="ro1">
          <table:table-cell/>
          <table:table-cell office:value-type="float" office:value="0.00000211835" calcext:value-type="float">
            <text:p>2.12E-06</text:p>
          </table:table-cell>
        </table:table-row>
        <table:table-row table:style-name="ro1">
          <table:table-cell/>
          <table:table-cell office:value-type="float" office:value="0.00000213131" calcext:value-type="float">
            <text:p>2.13E-06</text:p>
          </table:table-cell>
        </table:table-row>
        <table:table-row table:style-name="ro1">
          <table:table-cell/>
          <table:table-cell office:value-type="float" office:value="0.000002144" calcext:value-type="float">
            <text:p>2.14E-06</text:p>
          </table:table-cell>
        </table:table-row>
        <table:table-row table:style-name="ro1">
          <table:table-cell/>
          <table:table-cell office:value-type="float" office:value="0.00000215643" calcext:value-type="float">
            <text:p>2.16E-06</text:p>
          </table:table-cell>
        </table:table-row>
        <table:table-row table:style-name="ro1">
          <table:table-cell/>
          <table:table-cell office:value-type="float" office:value="0.00000216862" calcext:value-type="float">
            <text:p>2.17E-06</text:p>
          </table:table-cell>
        </table:table-row>
        <table:table-row table:style-name="ro1">
          <table:table-cell/>
          <table:table-cell office:value-type="float" office:value="0.00000218056" calcext:value-type="float">
            <text:p>2.18E-06</text:p>
          </table:table-cell>
        </table:table-row>
        <table:table-row table:style-name="ro1">
          <table:table-cell/>
          <table:table-cell office:value-type="float" office:value="0.00000219227" calcext:value-type="float">
            <text:p>2.19E-06</text:p>
          </table:table-cell>
        </table:table-row>
        <table:table-row table:style-name="ro1">
          <table:table-cell/>
          <table:table-cell office:value-type="float" office:value="0.00000220375" calcext:value-type="float">
            <text:p>2.20E-06</text:p>
          </table:table-cell>
        </table:table-row>
        <table:table-row table:style-name="ro1">
          <table:table-cell/>
          <table:table-cell office:value-type="float" office:value="0.00000221502" calcext:value-type="float">
            <text:p>2.22E-06</text:p>
          </table:table-cell>
        </table:table-row>
        <table:table-row table:style-name="ro1">
          <table:table-cell/>
          <table:table-cell office:value-type="float" office:value="0.00000222606" calcext:value-type="float">
            <text:p>2.23E-06</text:p>
          </table:table-cell>
        </table:table-row>
        <table:table-row table:style-name="ro1">
          <table:table-cell/>
          <table:table-cell office:value-type="float" office:value="0.0000022369" calcext:value-type="float">
            <text:p>2.24E-06</text:p>
          </table:table-cell>
        </table:table-row>
        <table:table-row table:style-name="ro1">
          <table:table-cell/>
          <table:table-cell office:value-type="float" office:value="0.00000224754" calcext:value-type="float">
            <text:p>2.25E-06</text:p>
          </table:table-cell>
        </table:table-row>
        <table:table-row table:style-name="ro1">
          <table:table-cell/>
          <table:table-cell office:value-type="float" office:value="0.00000225798" calcext:value-type="float">
            <text:p>2.26E-06</text:p>
          </table:table-cell>
        </table:table-row>
        <table:table-row table:style-name="ro1">
          <table:table-cell/>
          <table:table-cell office:value-type="float" office:value="0.00000226823" calcext:value-type="float">
            <text:p>2.27E-06</text:p>
          </table:table-cell>
        </table:table-row>
        <table:table-row table:style-name="ro1">
          <table:table-cell/>
          <table:table-cell office:value-type="float" office:value="0.00000227829" calcext:value-type="float">
            <text:p>2.28E-06</text:p>
          </table:table-cell>
        </table:table-row>
        <table:table-row table:style-name="ro1">
          <table:table-cell/>
          <table:table-cell office:value-type="float" office:value="0.00000228816" calcext:value-type="float">
            <text:p>2.29E-06</text:p>
          </table:table-cell>
        </table:table-row>
        <table:table-row table:style-name="ro1">
          <table:table-cell/>
          <table:table-cell office:value-type="float" office:value="0.00000229786" calcext:value-type="float">
            <text:p>2.30E-06</text:p>
          </table:table-cell>
        </table:table-row>
        <table:table-row table:style-name="ro1">
          <table:table-cell/>
          <table:table-cell office:value-type="float" office:value="0.0000023074" calcext:value-type="float">
            <text:p>2.31E-06</text:p>
          </table:table-cell>
        </table:table-row>
        <table:table-row table:style-name="ro1">
          <table:table-cell/>
          <table:table-cell office:value-type="float" office:value="0.00000231676" calcext:value-type="float">
            <text:p>2.32E-06</text:p>
          </table:table-cell>
        </table:table-row>
        <table:table-row table:style-name="ro1">
          <table:table-cell/>
          <table:table-cell office:value-type="float" office:value="0.00000232596" calcext:value-type="float">
            <text:p>2.33E-06</text:p>
          </table:table-cell>
        </table:table-row>
        <table:table-row table:style-name="ro1">
          <table:table-cell/>
          <table:table-cell office:value-type="float" office:value="0.00000233501" calcext:value-type="float">
            <text:p>2.34E-06</text:p>
          </table:table-cell>
        </table:table-row>
        <table:table-row table:style-name="ro1">
          <table:table-cell/>
          <table:table-cell office:value-type="float" office:value="0.00000234389" calcext:value-type="float">
            <text:p>2.34E-06</text:p>
          </table:table-cell>
        </table:table-row>
        <table:table-row table:style-name="ro1">
          <table:table-cell/>
          <table:table-cell office:value-type="float" office:value="0.00000235263" calcext:value-type="float">
            <text:p>2.35E-06</text:p>
          </table:table-cell>
        </table:table-row>
        <table:table-row table:style-name="ro1">
          <table:table-cell/>
          <table:table-cell office:value-type="float" office:value="0.00000236122" calcext:value-type="float">
            <text:p>2.36E-06</text:p>
          </table:table-cell>
        </table:table-row>
        <table:table-row table:style-name="ro1">
          <table:table-cell/>
          <table:table-cell office:value-type="float" office:value="0.00000236967" calcext:value-type="float">
            <text:p>2.37E-06</text:p>
          </table:table-cell>
        </table:table-row>
        <table:table-row table:style-name="ro1">
          <table:table-cell/>
          <table:table-cell office:value-type="float" office:value="0.00000237798" calcext:value-type="float">
            <text:p>2.38E-06</text:p>
          </table:table-cell>
        </table:table-row>
        <table:table-row table:style-name="ro1">
          <table:table-cell/>
          <table:table-cell office:value-type="float" office:value="0.00000238615" calcext:value-type="float">
            <text:p>2.39E-06</text:p>
          </table:table-cell>
        </table:table-row>
        <table:table-row table:style-name="ro1">
          <table:table-cell/>
          <table:table-cell office:value-type="float" office:value="0.00000239419" calcext:value-type="float">
            <text:p>2.39E-06</text:p>
          </table:table-cell>
        </table:table-row>
        <table:table-row table:style-name="ro1">
          <table:table-cell/>
          <table:table-cell office:value-type="float" office:value="0.0000024021" calcext:value-type="float">
            <text:p>2.40E-06</text:p>
          </table:table-cell>
        </table:table-row>
        <table:table-row table:style-name="ro1">
          <table:table-cell/>
          <table:table-cell office:value-type="float" office:value="0.00000240989" calcext:value-type="float">
            <text:p>2.41E-06</text:p>
          </table:table-cell>
        </table:table-row>
        <table:table-row table:style-name="ro1">
          <table:table-cell/>
          <table:table-cell office:value-type="float" office:value="0.00000241754" calcext:value-type="float">
            <text:p>2.42E-06</text:p>
          </table:table-cell>
        </table:table-row>
        <table:table-row table:style-name="ro1">
          <table:table-cell/>
          <table:table-cell office:value-type="float" office:value="0.00000242508" calcext:value-type="float">
            <text:p>2.43E-06</text:p>
          </table:table-cell>
        </table:table-row>
        <table:table-row table:style-name="ro1">
          <table:table-cell/>
          <table:table-cell office:value-type="float" office:value="0.00000243251" calcext:value-type="float">
            <text:p>2.43E-06</text:p>
          </table:table-cell>
        </table:table-row>
        <table:table-row table:style-name="ro1">
          <table:table-cell/>
          <table:table-cell office:value-type="float" office:value="0.00000243981" calcext:value-type="float">
            <text:p>2.44E-06</text:p>
          </table:table-cell>
        </table:table-row>
        <table:table-row table:style-name="ro1">
          <table:table-cell/>
          <table:table-cell office:value-type="float" office:value="0.00000244701" calcext:value-type="float">
            <text:p>2.45E-06</text:p>
          </table:table-cell>
        </table:table-row>
        <table:table-row table:style-name="ro1">
          <table:table-cell/>
          <table:table-cell office:value-type="float" office:value="0.00000245409" calcext:value-type="float">
            <text:p>2.45E-06</text:p>
          </table:table-cell>
        </table:table-row>
        <table:table-row table:style-name="ro1">
          <table:table-cell/>
          <table:table-cell office:value-type="float" office:value="0.00000246107" calcext:value-type="float">
            <text:p>2.46E-06</text:p>
          </table:table-cell>
        </table:table-row>
        <table:table-row table:style-name="ro1">
          <table:table-cell/>
          <table:table-cell office:value-type="float" office:value="0.00000246794" calcext:value-type="float">
            <text:p>2.47E-06</text:p>
          </table:table-cell>
        </table:table-row>
        <table:table-row table:style-name="ro1">
          <table:table-cell/>
          <table:table-cell office:value-type="float" office:value="0.00000247471" calcext:value-type="float">
            <text:p>2.47E-06</text:p>
          </table:table-cell>
        </table:table-row>
        <table:table-row table:style-name="ro1">
          <table:table-cell/>
          <table:table-cell office:value-type="float" office:value="0.00000248138" calcext:value-type="float">
            <text:p>2.48E-06</text:p>
          </table:table-cell>
        </table:table-row>
        <table:table-row table:style-name="ro1">
          <table:table-cell/>
          <table:table-cell office:value-type="float" office:value="0.00000248795" calcext:value-type="float">
            <text:p>2.49E-06</text:p>
          </table:table-cell>
        </table:table-row>
        <table:table-row table:style-name="ro1">
          <table:table-cell/>
          <table:table-cell office:value-type="float" office:value="0.00000249442" calcext:value-type="float">
            <text:p>2.49E-06</text:p>
          </table:table-cell>
        </table:table-row>
        <table:table-row table:style-name="ro1">
          <table:table-cell/>
          <table:table-cell office:value-type="float" office:value="0.0000025008" calcext:value-type="float">
            <text:p>2.50E-06</text:p>
          </table:table-cell>
        </table:table-row>
        <table:table-row table:style-name="ro1">
          <table:table-cell/>
          <table:table-cell office:value-type="float" office:value="0.00000250709" calcext:value-type="float">
            <text:p>2.51E-06</text:p>
          </table:table-cell>
        </table:table-row>
        <table:table-row table:style-name="ro1">
          <table:table-cell/>
          <table:table-cell office:value-type="float" office:value="0.00000251329" calcext:value-type="float">
            <text:p>2.51E-06</text:p>
          </table:table-cell>
        </table:table-row>
        <table:table-row table:style-name="ro1">
          <table:table-cell/>
          <table:table-cell office:value-type="float" office:value="0.0000025194" calcext:value-type="float">
            <text:p>2.52E-06</text:p>
          </table:table-cell>
        </table:table-row>
        <table:table-row table:style-name="ro1">
          <table:table-cell/>
          <table:table-cell office:value-type="float" office:value="0.00000252543" calcext:value-type="float">
            <text:p>2.53E-06</text:p>
          </table:table-cell>
        </table:table-row>
        <table:table-row table:style-name="ro1">
          <table:table-cell/>
          <table:table-cell office:value-type="float" office:value="0.00000253137" calcext:value-type="float">
            <text:p>2.53E-06</text:p>
          </table:table-cell>
        </table:table-row>
        <table:table-row table:style-name="ro1">
          <table:table-cell/>
          <table:table-cell office:value-type="float" office:value="0.00000253723" calcext:value-type="float">
            <text:p>2.54E-06</text:p>
          </table:table-cell>
        </table:table-row>
        <table:table-row table:style-name="ro1">
          <table:table-cell/>
          <table:table-cell office:value-type="float" office:value="0.000002543" calcext:value-type="float">
            <text:p>2.54E-06</text:p>
          </table:table-cell>
        </table:table-row>
        <table:table-row table:style-name="ro1">
          <table:table-cell/>
          <table:table-cell office:value-type="float" office:value="0.0000025487" calcext:value-type="float">
            <text:p>2.55E-06</text:p>
          </table:table-cell>
        </table:table-row>
        <table:table-row table:style-name="ro1">
          <table:table-cell/>
          <table:table-cell office:value-type="float" office:value="0.00000255432" calcext:value-type="float">
            <text:p>2.55E-06</text:p>
          </table:table-cell>
        </table:table-row>
        <table:table-row table:style-name="ro1">
          <table:table-cell/>
          <table:table-cell office:value-type="float" office:value="0.00000255987" calcext:value-type="float">
            <text:p>2.56E-06</text:p>
          </table:table-cell>
        </table:table-row>
        <table:table-row table:style-name="ro1">
          <table:table-cell/>
          <table:table-cell office:value-type="float" office:value="0.00000256534" calcext:value-type="float">
            <text:p>2.57E-06</text:p>
          </table:table-cell>
        </table:table-row>
        <table:table-row table:style-name="ro1">
          <table:table-cell/>
          <table:table-cell office:value-type="float" office:value="0.00000257074" calcext:value-type="float">
            <text:p>2.57E-06</text:p>
          </table:table-cell>
        </table:table-row>
        <table:table-row table:style-name="ro1">
          <table:table-cell/>
          <table:table-cell office:value-type="float" office:value="0.00000257606" calcext:value-type="float">
            <text:p>2.58E-06</text:p>
          </table:table-cell>
        </table:table-row>
        <table:table-row table:style-name="ro1">
          <table:table-cell/>
          <table:table-cell office:value-type="float" office:value="0.00000258132" calcext:value-type="float">
            <text:p>2.58E-06</text:p>
          </table:table-cell>
        </table:table-row>
        <table:table-row table:style-name="ro1">
          <table:table-cell/>
          <table:table-cell office:value-type="float" office:value="0.00000258651" calcext:value-type="float">
            <text:p>2.59E-06</text:p>
          </table:table-cell>
        </table:table-row>
        <table:table-row table:style-name="ro1">
          <table:table-cell/>
          <table:table-cell office:value-type="float" office:value="0.00000259163" calcext:value-type="float">
            <text:p>2.59E-06</text:p>
          </table:table-cell>
        </table:table-row>
        <table:table-row table:style-name="ro1">
          <table:table-cell/>
          <table:table-cell office:value-type="float" office:value="0.00000259668" calcext:value-type="float">
            <text:p>2.60E-06</text:p>
          </table:table-cell>
        </table:table-row>
        <table:table-row table:style-name="ro1">
          <table:table-cell/>
          <table:table-cell office:value-type="float" office:value="0.00000260167" calcext:value-type="float">
            <text:p>2.60E-06</text:p>
          </table:table-cell>
        </table:table-row>
        <table:table-row table:style-name="ro1">
          <table:table-cell/>
          <table:table-cell office:value-type="float" office:value="0.0000026066" calcext:value-type="float">
            <text:p>2.61E-06</text:p>
          </table:table-cell>
        </table:table-row>
        <table:table-row table:style-name="ro1">
          <table:table-cell/>
          <table:table-cell office:value-type="float" office:value="0.00000261146" calcext:value-type="float">
            <text:p>2.61E-06</text:p>
          </table:table-cell>
        </table:table-row>
        <table:table-row table:style-name="ro1">
          <table:table-cell/>
          <table:table-cell office:value-type="float" office:value="0.00000261626" calcext:value-type="float">
            <text:p>2.62E-06</text:p>
          </table:table-cell>
        </table:table-row>
        <table:table-row table:style-name="ro1">
          <table:table-cell/>
          <table:table-cell office:value-type="float" office:value="0.000002621" calcext:value-type="float">
            <text:p>2.62E-06</text:p>
          </table:table-cell>
        </table:table-row>
        <table:table-row table:style-name="ro1">
          <table:table-cell/>
          <table:table-cell office:value-type="float" office:value="0.00000262569" calcext:value-type="float">
            <text:p>2.63E-06</text:p>
          </table:table-cell>
        </table:table-row>
        <table:table-row table:style-name="ro1">
          <table:table-cell/>
          <table:table-cell office:value-type="float" office:value="0.00000263031" calcext:value-type="float">
            <text:p>2.63E-06</text:p>
          </table:table-cell>
        </table:table-row>
        <table:table-row table:style-name="ro1">
          <table:table-cell/>
          <table:table-cell office:value-type="float" office:value="0.00000263488" calcext:value-type="float">
            <text:p>2.63E-06</text:p>
          </table:table-cell>
        </table:table-row>
        <table:table-row table:style-name="ro1">
          <table:table-cell/>
          <table:table-cell office:value-type="float" office:value="0.00000263939" calcext:value-type="float">
            <text:p>2.64E-06</text:p>
          </table:table-cell>
        </table:table-row>
        <table:table-row table:style-name="ro1">
          <table:table-cell/>
          <table:table-cell office:value-type="float" office:value="0.00000264385" calcext:value-type="float">
            <text:p>2.64E-06</text:p>
          </table:table-cell>
        </table:table-row>
        <table:table-row table:style-name="ro1">
          <table:table-cell/>
          <table:table-cell office:value-type="float" office:value="0.00000264826" calcext:value-type="float">
            <text:p>2.65E-06</text:p>
          </table:table-cell>
        </table:table-row>
        <table:table-row table:style-name="ro1">
          <table:table-cell/>
          <table:table-cell office:value-type="float" office:value="0.00000265261" calcext:value-type="float">
            <text:p>2.65E-06</text:p>
          </table:table-cell>
        </table:table-row>
        <table:table-row table:style-name="ro1">
          <table:table-cell/>
          <table:table-cell office:value-type="float" office:value="0.00000265691" calcext:value-type="float">
            <text:p>2.66E-06</text:p>
          </table:table-cell>
        </table:table-row>
        <table:table-row table:style-name="ro1">
          <table:table-cell/>
          <table:table-cell office:value-type="float" office:value="0.00000266116" calcext:value-type="float">
            <text:p>2.66E-06</text:p>
          </table:table-cell>
        </table:table-row>
        <table:table-row table:style-name="ro1">
          <table:table-cell/>
          <table:table-cell office:value-type="float" office:value="0.00000266536" calcext:value-type="float">
            <text:p>2.67E-06</text:p>
          </table:table-cell>
        </table:table-row>
        <table:table-row table:style-name="ro1">
          <table:table-cell/>
          <table:table-cell office:value-type="float" office:value="0.00000266951" calcext:value-type="float">
            <text:p>2.67E-06</text:p>
          </table:table-cell>
        </table:table-row>
        <table:table-row table:style-name="ro1">
          <table:table-cell/>
          <table:table-cell office:value-type="float" office:value="0.00000267361" calcext:value-type="float">
            <text:p>2.67E-06</text:p>
          </table:table-cell>
        </table:table-row>
        <table:table-row table:style-name="ro1">
          <table:table-cell/>
          <table:table-cell office:value-type="float" office:value="0.00000267766" calcext:value-type="float">
            <text:p>2.68E-06</text:p>
          </table:table-cell>
        </table:table-row>
        <table:table-row table:style-name="ro1">
          <table:table-cell/>
          <table:table-cell office:value-type="float" office:value="0.00000268167" calcext:value-type="float">
            <text:p>2.68E-06</text:p>
          </table:table-cell>
        </table:table-row>
        <table:table-row table:style-name="ro1">
          <table:table-cell/>
          <table:table-cell office:value-type="float" office:value="0.00000268563" calcext:value-type="float">
            <text:p>2.69E-06</text:p>
          </table:table-cell>
        </table:table-row>
        <table:table-row table:style-name="ro1">
          <table:table-cell/>
          <table:table-cell office:value-type="float" office:value="0.00000268955" calcext:value-type="float">
            <text:p>2.69E-06</text:p>
          </table:table-cell>
        </table:table-row>
        <table:table-row table:style-name="ro1">
          <table:table-cell/>
          <table:table-cell office:value-type="float" office:value="0.00000269342" calcext:value-type="float">
            <text:p>2.69E-06</text:p>
          </table:table-cell>
        </table:table-row>
        <table:table-row table:style-name="ro1">
          <table:table-cell/>
          <table:table-cell office:value-type="float" office:value="0.00000269725" calcext:value-type="float">
            <text:p>2.70E-06</text:p>
          </table:table-cell>
        </table:table-row>
        <table:table-row table:style-name="ro1">
          <table:table-cell/>
          <table:table-cell office:value-type="float" office:value="0.00000270104" calcext:value-type="float">
            <text:p>2.70E-06</text:p>
          </table:table-cell>
        </table:table-row>
        <table:table-row table:style-name="ro1">
          <table:table-cell/>
          <table:table-cell office:value-type="float" office:value="0.00000270478" calcext:value-type="float">
            <text:p>2.70E-06</text:p>
          </table:table-cell>
        </table:table-row>
        <table:table-row table:style-name="ro1">
          <table:table-cell/>
          <table:table-cell office:value-type="float" office:value="0.00000270848" calcext:value-type="float">
            <text:p>2.71E-06</text:p>
          </table:table-cell>
        </table:table-row>
        <table:table-row table:style-name="ro1">
          <table:table-cell/>
          <table:table-cell office:value-type="float" office:value="0.00000271215" calcext:value-type="float">
            <text:p>2.71E-06</text:p>
          </table:table-cell>
        </table:table-row>
        <table:table-row table:style-name="ro1">
          <table:table-cell/>
          <table:table-cell office:value-type="float" office:value="0.00000271577" calcext:value-type="float">
            <text:p>2.72E-06</text:p>
          </table:table-cell>
        </table:table-row>
        <table:table-row table:style-name="ro1">
          <table:table-cell/>
          <table:table-cell office:value-type="float" office:value="0.00000271935" calcext:value-type="float">
            <text:p>2.72E-06</text:p>
          </table:table-cell>
        </table:table-row>
        <table:table-row table:style-name="ro1">
          <table:table-cell/>
          <table:table-cell office:value-type="float" office:value="0.0000027229" calcext:value-type="float">
            <text:p>2.72E-06</text:p>
          </table:table-cell>
        </table:table-row>
        <table:table-row table:style-name="ro1">
          <table:table-cell/>
          <table:table-cell office:value-type="float" office:value="0.0000027264" calcext:value-type="float">
            <text:p>2.73E-06</text:p>
          </table:table-cell>
        </table:table-row>
        <table:table-row table:style-name="ro1">
          <table:table-cell/>
          <table:table-cell office:value-type="float" office:value="0.00000272987" calcext:value-type="float">
            <text:p>2.73E-06</text:p>
          </table:table-cell>
        </table:table-row>
        <table:table-row table:style-name="ro1">
          <table:table-cell/>
          <table:table-cell office:value-type="float" office:value="0.0000027333" calcext:value-type="float">
            <text:p>2.73E-06</text:p>
          </table:table-cell>
        </table:table-row>
        <table:table-row table:style-name="ro1">
          <table:table-cell/>
          <table:table-cell office:value-type="float" office:value="0.0000027367" calcext:value-type="float">
            <text:p>2.74E-06</text:p>
          </table:table-cell>
        </table:table-row>
        <table:table-row table:style-name="ro1">
          <table:table-cell/>
          <table:table-cell office:value-type="float" office:value="0.00000274006" calcext:value-type="float">
            <text:p>2.74E-06</text:p>
          </table:table-cell>
        </table:table-row>
        <table:table-row table:style-name="ro1">
          <table:table-cell/>
          <table:table-cell office:value-type="float" office:value="0.00000274338" calcext:value-type="float">
            <text:p>2.74E-06</text:p>
          </table:table-cell>
        </table:table-row>
        <table:table-row table:style-name="ro1">
          <table:table-cell/>
          <table:table-cell office:value-type="float" office:value="0.00000274667" calcext:value-type="float">
            <text:p>2.75E-06</text:p>
          </table:table-cell>
        </table:table-row>
        <table:table-row table:style-name="ro1">
          <table:table-cell/>
          <table:table-cell office:value-type="float" office:value="0.00000274993" calcext:value-type="float">
            <text:p>2.75E-06</text:p>
          </table:table-cell>
        </table:table-row>
        <table:table-row table:style-name="ro1">
          <table:table-cell/>
          <table:table-cell office:value-type="float" office:value="0.00000275315" calcext:value-type="float">
            <text:p>2.75E-06</text:p>
          </table:table-cell>
        </table:table-row>
        <table:table-row table:style-name="ro1">
          <table:table-cell/>
          <table:table-cell office:value-type="float" office:value="0.00000275634" calcext:value-type="float">
            <text:p>2.76E-06</text:p>
          </table:table-cell>
        </table:table-row>
        <table:table-row table:style-name="ro1">
          <table:table-cell/>
          <table:table-cell office:value-type="float" office:value="0.00000275949" calcext:value-type="float">
            <text:p>2.76E-06</text:p>
          </table:table-cell>
        </table:table-row>
        <table:table-row table:style-name="ro1">
          <table:table-cell/>
          <table:table-cell office:value-type="float" office:value="0.00000276262" calcext:value-type="float">
            <text:p>2.76E-06</text:p>
          </table:table-cell>
        </table:table-row>
        <table:table-row table:style-name="ro1">
          <table:table-cell/>
          <table:table-cell office:value-type="float" office:value="0.00000276571" calcext:value-type="float">
            <text:p>2.77E-06</text:p>
          </table:table-cell>
        </table:table-row>
        <table:table-row table:style-name="ro1">
          <table:table-cell/>
          <table:table-cell office:value-type="float" office:value="0.00000276877" calcext:value-type="float">
            <text:p>2.77E-06</text:p>
          </table:table-cell>
        </table:table-row>
        <table:table-row table:style-name="ro1">
          <table:table-cell/>
          <table:table-cell office:value-type="float" office:value="0.0000027718" calcext:value-type="float">
            <text:p>2.77E-06</text:p>
          </table:table-cell>
        </table:table-row>
        <table:table-row table:style-name="ro1">
          <table:table-cell/>
          <table:table-cell office:value-type="float" office:value="0.0000027748" calcext:value-type="float">
            <text:p>2.77E-06</text:p>
          </table:table-cell>
        </table:table-row>
        <table:table-row table:style-name="ro1">
          <table:table-cell/>
          <table:table-cell office:value-type="float" office:value="0.00000277778" calcext:value-type="float">
            <text:p>2.78E-06</text:p>
          </table:table-cell>
        </table:table-row>
        <table:table-row table:style-name="ro1">
          <table:table-cell/>
          <table:table-cell office:value-type="float" office:value="0.00000278072" calcext:value-type="float">
            <text:p>2.78E-06</text:p>
          </table:table-cell>
        </table:table-row>
        <table:table-row table:style-name="ro1">
          <table:table-cell/>
          <table:table-cell office:value-type="float" office:value="0.00000278363" calcext:value-type="float">
            <text:p>2.78E-06</text:p>
          </table:table-cell>
        </table:table-row>
        <table:table-row table:style-name="ro1">
          <table:table-cell/>
          <table:table-cell office:value-type="float" office:value="0.00000278652" calcext:value-type="float">
            <text:p>2.79E-06</text:p>
          </table:table-cell>
        </table:table-row>
        <table:table-row table:style-name="ro1">
          <table:table-cell/>
          <table:table-cell office:value-type="float" office:value="0.00000278937" calcext:value-type="float">
            <text:p>2.79E-06</text:p>
          </table:table-cell>
        </table:table-row>
        <table:table-row table:style-name="ro1">
          <table:table-cell/>
          <table:table-cell office:value-type="float" office:value="0.0000027922" calcext:value-type="float">
            <text:p>2.79E-06</text:p>
          </table:table-cell>
        </table:table-row>
        <table:table-row table:style-name="ro1">
          <table:table-cell/>
          <table:table-cell office:value-type="float" office:value="0.000002795" calcext:value-type="float">
            <text:p>2.80E-06</text:p>
          </table:table-cell>
        </table:table-row>
        <table:table-row table:style-name="ro1">
          <table:table-cell/>
          <table:table-cell office:value-type="float" office:value="0.00000279778" calcext:value-type="float">
            <text:p>2.80E-06</text:p>
          </table:table-cell>
        </table:table-row>
        <table:table-row table:style-name="ro1">
          <table:table-cell/>
          <table:table-cell office:value-type="float" office:value="0.00000280053" calcext:value-type="float">
            <text:p>2.80E-06</text:p>
          </table:table-cell>
        </table:table-row>
        <table:table-row table:style-name="ro1">
          <table:table-cell/>
          <table:table-cell office:value-type="float" office:value="0.00000280325" calcext:value-type="float">
            <text:p>2.80E-06</text:p>
          </table:table-cell>
        </table:table-row>
        <table:table-row table:style-name="ro1">
          <table:table-cell/>
          <table:table-cell office:value-type="float" office:value="0.00000280595" calcext:value-type="float">
            <text:p>2.81E-06</text:p>
          </table:table-cell>
        </table:table-row>
        <table:table-row table:style-name="ro1">
          <table:table-cell/>
          <table:table-cell office:value-type="float" office:value="0.00000280862" calcext:value-type="float">
            <text:p>2.81E-06</text:p>
          </table:table-cell>
        </table:table-row>
        <table:table-row table:style-name="ro1">
          <table:table-cell/>
          <table:table-cell office:value-type="float" office:value="0.00000281126" calcext:value-type="float">
            <text:p>2.81E-06</text:p>
          </table:table-cell>
        </table:table-row>
        <table:table-row table:style-name="ro1">
          <table:table-cell/>
          <table:table-cell office:value-type="float" office:value="0.00000281389" calcext:value-type="float">
            <text:p>2.81E-06</text:p>
          </table:table-cell>
        </table:table-row>
        <table:table-row table:style-name="ro1">
          <table:table-cell/>
          <table:table-cell office:value-type="float" office:value="0.00000281648" calcext:value-type="float">
            <text:p>2.82E-06</text:p>
          </table:table-cell>
        </table:table-row>
        <table:table-row table:style-name="ro1">
          <table:table-cell/>
          <table:table-cell office:value-type="float" office:value="0.00000281906" calcext:value-type="float">
            <text:p>2.82E-06</text:p>
          </table:table-cell>
        </table:table-row>
        <table:table-row table:style-name="ro1">
          <table:table-cell/>
          <table:table-cell office:value-type="float" office:value="0.00000282161" calcext:value-type="float">
            <text:p>2.82E-06</text:p>
          </table:table-cell>
        </table:table-row>
        <table:table-row table:style-name="ro1">
          <table:table-cell/>
          <table:table-cell office:value-type="float" office:value="0.00000282414" calcext:value-type="float">
            <text:p>2.82E-06</text:p>
          </table:table-cell>
        </table:table-row>
        <table:table-row table:style-name="ro1">
          <table:table-cell/>
          <table:table-cell office:value-type="float" office:value="0.00000282664" calcext:value-type="float">
            <text:p>2.83E-06</text:p>
          </table:table-cell>
        </table:table-row>
        <table:table-row table:style-name="ro1">
          <table:table-cell/>
          <table:table-cell office:value-type="float" office:value="0.00000282912" calcext:value-type="float">
            <text:p>2.83E-06</text:p>
          </table:table-cell>
        </table:table-row>
        <table:table-row table:style-name="ro1">
          <table:table-cell/>
          <table:table-cell office:value-type="float" office:value="0.00000283158" calcext:value-type="float">
            <text:p>2.83E-06</text:p>
          </table:table-cell>
        </table:table-row>
        <table:table-row table:style-name="ro1">
          <table:table-cell/>
          <table:table-cell office:value-type="float" office:value="0.00000280003" calcext:value-type="float">
            <text:p>2.80E-06</text:p>
          </table:table-cell>
        </table:table-row>
        <table:table-row table:style-name="ro1">
          <table:table-cell/>
          <table:table-cell office:value-type="float" office:value="0.00000259333" calcext:value-type="float">
            <text:p>2.59E-06</text:p>
          </table:table-cell>
        </table:table-row>
        <table:table-row table:style-name="ro1">
          <table:table-cell/>
          <table:table-cell office:value-type="float" office:value="0.00000238848" calcext:value-type="float">
            <text:p>2.39E-06</text:p>
          </table:table-cell>
        </table:table-row>
        <table:table-row table:style-name="ro1">
          <table:table-cell/>
          <table:table-cell office:value-type="float" office:value="0.00000218543" calcext:value-type="float">
            <text:p>2.19E-06</text:p>
          </table:table-cell>
        </table:table-row>
        <table:table-row table:style-name="ro1">
          <table:table-cell/>
          <table:table-cell office:value-type="float" office:value="0.00000198417" calcext:value-type="float">
            <text:p>1.98E-06</text:p>
          </table:table-cell>
        </table:table-row>
        <table:table-row table:style-name="ro1">
          <table:table-cell/>
          <table:table-cell office:value-type="float" office:value="0.00000178468" calcext:value-type="float">
            <text:p>1.78E-06</text:p>
          </table:table-cell>
        </table:table-row>
        <table:table-row table:style-name="ro1">
          <table:table-cell/>
          <table:table-cell office:value-type="float" office:value="0.00000158693" calcext:value-type="float">
            <text:p>1.59E-06</text:p>
          </table:table-cell>
        </table:table-row>
        <table:table-row table:style-name="ro1">
          <table:table-cell/>
          <table:table-cell office:value-type="float" office:value="0.0000013909" calcext:value-type="float">
            <text:p>1.39E-06</text:p>
          </table:table-cell>
        </table:table-row>
        <table:table-row table:style-name="ro1">
          <table:table-cell/>
          <table:table-cell office:value-type="float" office:value="0.00000119657" calcext:value-type="float">
            <text:p>1.20E-06</text:p>
          </table:table-cell>
        </table:table-row>
        <table:table-row table:style-name="ro1">
          <table:table-cell/>
          <table:table-cell office:value-type="float" office:value="0.00000100391" calcext:value-type="float">
            <text:p>1.00E-06</text:p>
          </table:table-cell>
        </table:table-row>
        <table:table-row table:style-name="ro1">
          <table:table-cell/>
          <table:table-cell office:value-type="float" office:value="0.000000812905" calcext:value-type="float">
            <text:p>8.13E-07</text:p>
          </table:table-cell>
        </table:table-row>
        <table:table-row table:style-name="ro1">
          <table:table-cell/>
          <table:table-cell office:value-type="float" office:value="0.000000623534" calcext:value-type="float">
            <text:p>6.24E-07</text:p>
          </table:table-cell>
        </table:table-row>
        <table:table-row table:style-name="ro1">
          <table:table-cell/>
          <table:table-cell office:value-type="float" office:value="0.000000435774" calcext:value-type="float">
            <text:p>4.36E-07</text:p>
          </table:table-cell>
        </table:table-row>
        <table:table-row table:style-name="ro1">
          <table:table-cell/>
          <table:table-cell office:value-type="float" office:value="0.000000249606" calcext:value-type="float">
            <text:p>2.50E-07</text:p>
          </table:table-cell>
        </table:table-row>
        <table:table-row table:style-name="ro1">
          <table:table-cell/>
          <table:table-cell office:value-type="float" office:value="0.0000000650085" calcext:value-type="float">
            <text:p>6.50E-08</text:p>
          </table:table-cell>
        </table:table-row>
        <table:table-row table:style-name="ro1">
          <table:table-cell/>
          <table:table-cell office:value-type="float" office:value="0.000000118038" calcext:value-type="float">
            <text:p>1.18E-07</text:p>
          </table:table-cell>
        </table:table-row>
        <table:table-row table:style-name="ro1">
          <table:table-cell/>
          <table:table-cell office:value-type="float" office:value="0.000000299552" calcext:value-type="float">
            <text:p>3.00E-07</text:p>
          </table:table-cell>
        </table:table-row>
        <table:table-row table:style-name="ro1">
          <table:table-cell/>
          <table:table-cell office:value-type="float" office:value="0.000000479554" calcext:value-type="float">
            <text:p>4.80E-07</text:p>
          </table:table-cell>
        </table:table-row>
        <table:table-row table:style-name="ro1">
          <table:table-cell/>
          <table:table-cell office:value-type="float" office:value="0.000000658062" calcext:value-type="float">
            <text:p>6.58E-07</text:p>
          </table:table-cell>
        </table:table-row>
        <table:table-row table:style-name="ro1">
          <table:table-cell/>
          <table:table-cell office:value-type="float" office:value="0.000000835095" calcext:value-type="float">
            <text:p>8.35E-07</text:p>
          </table:table-cell>
        </table:table-row>
        <table:table-row table:style-name="ro1">
          <table:table-cell/>
          <table:table-cell office:value-type="float" office:value="0.00000101067" calcext:value-type="float">
            <text:p>1.01E-06</text:p>
          </table:table-cell>
        </table:table-row>
        <table:table-row table:style-name="ro1">
          <table:table-cell/>
          <table:table-cell office:value-type="float" office:value="0.00000118481" calcext:value-type="float">
            <text:p>1.18E-06</text:p>
          </table:table-cell>
        </table:table-row>
        <table:table-row table:style-name="ro1">
          <table:table-cell/>
          <table:table-cell office:value-type="float" office:value="0.00000135752" calcext:value-type="float">
            <text:p>1.36E-06</text:p>
          </table:table-cell>
        </table:table-row>
        <table:table-row table:style-name="ro1">
          <table:table-cell/>
          <table:table-cell office:value-type="float" office:value="0.00000152883" calcext:value-type="float">
            <text:p>1.53E-06</text:p>
          </table:table-cell>
        </table:table-row>
        <table:table-row table:style-name="ro1">
          <table:table-cell/>
          <table:table-cell office:value-type="float" office:value="0.00000169876" calcext:value-type="float">
            <text:p>1.70E-06</text:p>
          </table:table-cell>
        </table:table-row>
        <table:table-row table:style-name="ro1">
          <table:table-cell/>
          <table:table-cell office:value-type="float" office:value="0.00000186731" calcext:value-type="float">
            <text:p>1.87E-06</text:p>
          </table:table-cell>
        </table:table-row>
        <table:table-row table:style-name="ro1">
          <table:table-cell/>
          <table:table-cell office:value-type="float" office:value="0.00000203451" calcext:value-type="float">
            <text:p>2.03E-06</text:p>
          </table:table-cell>
        </table:table-row>
        <table:table-row table:style-name="ro1">
          <table:table-cell/>
          <table:table-cell office:value-type="float" office:value="0.00000220037" calcext:value-type="float">
            <text:p>2.20E-06</text:p>
          </table:table-cell>
        </table:table-row>
        <table:table-row table:style-name="ro1">
          <table:table-cell/>
          <table:table-cell office:value-type="float" office:value="0.00000236491" calcext:value-type="float">
            <text:p>2.36E-06</text:p>
          </table:table-cell>
        </table:table-row>
        <table:table-row table:style-name="ro1">
          <table:table-cell/>
          <table:table-cell office:value-type="float" office:value="0.00000252815" calcext:value-type="float">
            <text:p>2.53E-06</text:p>
          </table:table-cell>
        </table:table-row>
        <table:table-row table:style-name="ro1">
          <table:table-cell/>
          <table:table-cell office:value-type="float" office:value="0.00000269009" calcext:value-type="float">
            <text:p>2.69E-06</text:p>
          </table:table-cell>
        </table:table-row>
        <table:table-row table:style-name="ro1">
          <table:table-cell/>
          <table:table-cell office:value-type="float" office:value="0.00000285076" calcext:value-type="float">
            <text:p>2.85E-06</text:p>
          </table:table-cell>
        </table:table-row>
        <table:table-row table:style-name="ro1">
          <table:table-cell/>
          <table:table-cell office:value-type="float" office:value="0.00000301017" calcext:value-type="float">
            <text:p>3.01E-06</text:p>
          </table:table-cell>
        </table:table-row>
        <table:table-row table:style-name="ro1">
          <table:table-cell/>
          <table:table-cell office:value-type="float" office:value="0.00000316833" calcext:value-type="float">
            <text:p>3.17E-06</text:p>
          </table:table-cell>
        </table:table-row>
        <table:table-row table:style-name="ro1">
          <table:table-cell/>
          <table:table-cell office:value-type="float" office:value="0.00000332526" calcext:value-type="float">
            <text:p>3.33E-06</text:p>
          </table:table-cell>
        </table:table-row>
        <table:table-row table:style-name="ro1">
          <table:table-cell/>
          <table:table-cell office:value-type="float" office:value="0.00000348098" calcext:value-type="float">
            <text:p>3.48E-06</text:p>
          </table:table-cell>
        </table:table-row>
        <table:table-row table:style-name="ro1">
          <table:table-cell/>
          <table:table-cell office:value-type="float" office:value="0.00000363549" calcext:value-type="float">
            <text:p>3.64E-06</text:p>
          </table:table-cell>
        </table:table-row>
        <table:table-row table:style-name="ro1">
          <table:table-cell/>
          <table:table-cell office:value-type="float" office:value="0.00000378882" calcext:value-type="float">
            <text:p>3.79E-06</text:p>
          </table:table-cell>
        </table:table-row>
        <table:table-row table:style-name="ro1">
          <table:table-cell/>
          <table:table-cell office:value-type="float" office:value="0.00000394097" calcext:value-type="float">
            <text:p>3.94E-06</text:p>
          </table:table-cell>
        </table:table-row>
        <table:table-row table:style-name="ro1">
          <table:table-cell/>
          <table:table-cell office:value-type="float" office:value="0.00000409196" calcext:value-type="float">
            <text:p>4.09E-06</text:p>
          </table:table-cell>
        </table:table-row>
        <table:table-row table:style-name="ro1">
          <table:table-cell/>
          <table:table-cell office:value-type="float" office:value="0.0000042418" calcext:value-type="float">
            <text:p>4.24E-06</text:p>
          </table:table-cell>
        </table:table-row>
        <table:table-row table:style-name="ro1">
          <table:table-cell/>
          <table:table-cell office:value-type="float" office:value="0.0000043905" calcext:value-type="float">
            <text:p>4.39E-06</text:p>
          </table:table-cell>
        </table:table-row>
        <table:table-row table:style-name="ro1">
          <table:table-cell/>
          <table:table-cell office:value-type="float" office:value="0.00000453809" calcext:value-type="float">
            <text:p>4.54E-06</text:p>
          </table:table-cell>
        </table:table-row>
        <table:table-row table:style-name="ro1">
          <table:table-cell/>
          <table:table-cell office:value-type="float" office:value="0.00000468456" calcext:value-type="float">
            <text:p>4.68E-06</text:p>
          </table:table-cell>
        </table:table-row>
        <table:table-row table:style-name="ro1">
          <table:table-cell/>
          <table:table-cell office:value-type="float" office:value="0.00000482994" calcext:value-type="float">
            <text:p>4.83E-06</text:p>
          </table:table-cell>
        </table:table-row>
        <table:table-row table:style-name="ro1">
          <table:table-cell/>
          <table:table-cell office:value-type="float" office:value="0.00000497423" calcext:value-type="float">
            <text:p>4.97E-06</text:p>
          </table:table-cell>
        </table:table-row>
        <table:table-row table:style-name="ro1">
          <table:table-cell/>
          <table:table-cell office:value-type="float" office:value="0.00000511745" calcext:value-type="float">
            <text:p>5.12E-06</text:p>
          </table:table-cell>
        </table:table-row>
        <table:table-row table:style-name="ro1">
          <table:table-cell/>
          <table:table-cell office:value-type="float" office:value="0.0000052596" calcext:value-type="float">
            <text:p>5.26E-06</text:p>
          </table:table-cell>
        </table:table-row>
        <table:table-row table:style-name="ro1">
          <table:table-cell/>
          <table:table-cell office:value-type="float" office:value="0.00000540071" calcext:value-type="float">
            <text:p>5.40E-06</text:p>
          </table:table-cell>
        </table:table-row>
        <table:table-row table:style-name="ro1">
          <table:table-cell/>
          <table:table-cell office:value-type="float" office:value="0.00000554078" calcext:value-type="float">
            <text:p>5.54E-06</text:p>
          </table:table-cell>
        </table:table-row>
        <table:table-row table:style-name="ro1">
          <table:table-cell/>
          <table:table-cell office:value-type="float" office:value="0.00000567983" calcext:value-type="float">
            <text:p>5.68E-06</text:p>
          </table:table-cell>
        </table:table-row>
        <table:table-row table:style-name="ro1">
          <table:table-cell/>
          <table:table-cell office:value-type="float" office:value="0.00000581786" calcext:value-type="float">
            <text:p>5.82E-06</text:p>
          </table:table-cell>
        </table:table-row>
        <table:table-row table:style-name="ro1">
          <table:table-cell/>
          <table:table-cell office:value-type="float" office:value="0.00000595488" calcext:value-type="float">
            <text:p>5.95E-06</text:p>
          </table:table-cell>
        </table:table-row>
        <table:table-row table:style-name="ro1">
          <table:table-cell/>
          <table:table-cell office:value-type="float" office:value="0.00000609092" calcext:value-type="float">
            <text:p>6.09E-06</text:p>
          </table:table-cell>
        </table:table-row>
        <table:table-row table:style-name="ro1">
          <table:table-cell/>
          <table:table-cell office:value-type="float" office:value="0.00000622597" calcext:value-type="float">
            <text:p>6.23E-06</text:p>
          </table:table-cell>
        </table:table-row>
        <table:table-row table:style-name="ro1">
          <table:table-cell/>
          <table:table-cell office:value-type="float" office:value="0.00000636005" calcext:value-type="float">
            <text:p>6.36E-06</text:p>
          </table:table-cell>
        </table:table-row>
        <table:table-row table:style-name="ro1">
          <table:table-cell/>
          <table:table-cell office:value-type="float" office:value="0.00000649316" calcext:value-type="float">
            <text:p>6.49E-06</text:p>
          </table:table-cell>
        </table:table-row>
        <table:table-row table:style-name="ro1">
          <table:table-cell/>
          <table:table-cell office:value-type="float" office:value="0.00000662533" calcext:value-type="float">
            <text:p>6.63E-06</text:p>
          </table:table-cell>
        </table:table-row>
        <table:table-row table:style-name="ro1">
          <table:table-cell/>
          <table:table-cell office:value-type="float" office:value="0.00000675656" calcext:value-type="float">
            <text:p>6.76E-06</text:p>
          </table:table-cell>
        </table:table-row>
        <table:table-row table:style-name="ro1">
          <table:table-cell/>
          <table:table-cell office:value-type="float" office:value="0.00000688685" calcext:value-type="float">
            <text:p>6.89E-06</text:p>
          </table:table-cell>
        </table:table-row>
        <table:table-row table:style-name="ro1">
          <table:table-cell/>
          <table:table-cell office:value-type="float" office:value="0.00000701623" calcext:value-type="float">
            <text:p>7.02E-06</text:p>
          </table:table-cell>
        </table:table-row>
        <table:table-row table:style-name="ro1">
          <table:table-cell/>
          <table:table-cell office:value-type="float" office:value="0.00000714469" calcext:value-type="float">
            <text:p>7.14E-06</text:p>
          </table:table-cell>
        </table:table-row>
        <table:table-row table:style-name="ro1">
          <table:table-cell/>
          <table:table-cell office:value-type="float" office:value="0.00000727226" calcext:value-type="float">
            <text:p>7.27E-06</text:p>
          </table:table-cell>
        </table:table-row>
        <table:table-row table:style-name="ro1">
          <table:table-cell/>
          <table:table-cell office:value-type="float" office:value="0.00000739893" calcext:value-type="float">
            <text:p>7.40E-06</text:p>
          </table:table-cell>
        </table:table-row>
        <table:table-row table:style-name="ro1">
          <table:table-cell/>
          <table:table-cell office:value-type="float" office:value="0.00000752471" calcext:value-type="float">
            <text:p>7.52E-06</text:p>
          </table:table-cell>
        </table:table-row>
        <table:table-row table:style-name="ro1">
          <table:table-cell/>
          <table:table-cell office:value-type="float" office:value="0.00000764963" calcext:value-type="float">
            <text:p>7.65E-06</text:p>
          </table:table-cell>
        </table:table-row>
        <table:table-row table:style-name="ro1">
          <table:table-cell/>
          <table:table-cell office:value-type="float" office:value="0.00000777368" calcext:value-type="float">
            <text:p>7.77E-06</text:p>
          </table:table-cell>
        </table:table-row>
        <table:table-row table:style-name="ro1">
          <table:table-cell/>
          <table:table-cell office:value-type="float" office:value="0.00000789687" calcext:value-type="float">
            <text:p>7.90E-06</text:p>
          </table:table-cell>
        </table:table-row>
        <table:table-row table:style-name="ro1">
          <table:table-cell/>
          <table:table-cell office:value-type="float" office:value="0.00000801922" calcext:value-type="float">
            <text:p>8.02E-06</text:p>
          </table:table-cell>
        </table:table-row>
        <table:table-row table:style-name="ro1">
          <table:table-cell/>
          <table:table-cell office:value-type="float" office:value="0.00000814073" calcext:value-type="float">
            <text:p>8.14E-06</text:p>
          </table:table-cell>
        </table:table-row>
        <table:table-row table:style-name="ro1">
          <table:table-cell/>
          <table:table-cell office:value-type="float" office:value="0.00000826141" calcext:value-type="float">
            <text:p>8.26E-06</text:p>
          </table:table-cell>
        </table:table-row>
        <table:table-row table:style-name="ro1">
          <table:table-cell/>
          <table:table-cell office:value-type="float" office:value="0.00000838127" calcext:value-type="float">
            <text:p>8.38E-06</text:p>
          </table:table-cell>
        </table:table-row>
        <table:table-row table:style-name="ro1">
          <table:table-cell/>
          <table:table-cell office:value-type="float" office:value="0.00000850031" calcext:value-type="float">
            <text:p>8.50E-06</text:p>
          </table:table-cell>
        </table:table-row>
        <table:table-row table:style-name="ro1">
          <table:table-cell/>
          <table:table-cell office:value-type="float" office:value="0.00000861856" calcext:value-type="float">
            <text:p>8.62E-06</text:p>
          </table:table-cell>
        </table:table-row>
        <table:table-row table:style-name="ro1">
          <table:table-cell/>
          <table:table-cell office:value-type="float" office:value="0.000008736" calcext:value-type="float">
            <text:p>8.74E-06</text:p>
          </table:table-cell>
        </table:table-row>
        <table:table-row table:style-name="ro1">
          <table:table-cell/>
          <table:table-cell office:value-type="float" office:value="0.00000885266" calcext:value-type="float">
            <text:p>8.85E-06</text:p>
          </table:table-cell>
        </table:table-row>
        <table:table-row table:style-name="ro1">
          <table:table-cell/>
          <table:table-cell office:value-type="float" office:value="0.00000896854" calcext:value-type="float">
            <text:p>8.97E-06</text:p>
          </table:table-cell>
        </table:table-row>
        <table:table-row table:style-name="ro1">
          <table:table-cell/>
          <table:table-cell office:value-type="float" office:value="0.00000908364" calcext:value-type="float">
            <text:p>9.08E-06</text:p>
          </table:table-cell>
        </table:table-row>
        <table:table-row table:style-name="ro1">
          <table:table-cell/>
          <table:table-cell office:value-type="float" office:value="0.00000919798" calcext:value-type="float">
            <text:p>9.20E-06</text:p>
          </table:table-cell>
        </table:table-row>
        <table:table-row table:style-name="ro1">
          <table:table-cell/>
          <table:table-cell office:value-type="float" office:value="0.00000931156" calcext:value-type="float">
            <text:p>9.31E-06</text:p>
          </table:table-cell>
        </table:table-row>
        <table:table-row table:style-name="ro1">
          <table:table-cell/>
          <table:table-cell office:value-type="float" office:value="0.0000094244" calcext:value-type="float">
            <text:p>9.42E-06</text:p>
          </table:table-cell>
        </table:table-row>
        <table:table-row table:style-name="ro1">
          <table:table-cell/>
          <table:table-cell office:value-type="float" office:value="0.00000953649" calcext:value-type="float">
            <text:p>9.54E-06</text:p>
          </table:table-cell>
        </table:table-row>
        <table:table-row table:style-name="ro1">
          <table:table-cell/>
          <table:table-cell office:value-type="float" office:value="0.00000964784" calcext:value-type="float">
            <text:p>9.65E-06</text:p>
          </table:table-cell>
        </table:table-row>
        <table:table-row table:style-name="ro1">
          <table:table-cell/>
          <table:table-cell office:value-type="float" office:value="0.00000975847" calcext:value-type="float">
            <text:p>9.76E-06</text:p>
          </table:table-cell>
        </table:table-row>
        <table:table-row table:style-name="ro1">
          <table:table-cell/>
          <table:table-cell office:value-type="float" office:value="0.00000986838" calcext:value-type="float">
            <text:p>9.87E-06</text:p>
          </table:table-cell>
        </table:table-row>
        <table:table-row table:style-name="ro1">
          <table:table-cell/>
          <table:table-cell office:value-type="float" office:value="0.00000997757" calcext:value-type="float">
            <text:p>9.98E-06</text:p>
          </table:table-cell>
        </table:table-row>
        <table:table-row table:style-name="ro1">
          <table:table-cell/>
          <table:table-cell office:value-type="float" office:value="0.0000100861" calcext:value-type="float">
            <text:p>1.01E-05</text:p>
          </table:table-cell>
        </table:table-row>
        <table:table-row table:style-name="ro1">
          <table:table-cell/>
          <table:table-cell office:value-type="float" office:value="0.0000101938" calcext:value-type="float">
            <text:p>1.02E-05</text:p>
          </table:table-cell>
        </table:table-row>
        <table:table-row table:style-name="ro1">
          <table:table-cell/>
          <table:table-cell office:value-type="float" office:value="0.0000103009" calcext:value-type="float">
            <text:p>1.03E-05</text:p>
          </table:table-cell>
        </table:table-row>
        <table:table-row table:style-name="ro1">
          <table:table-cell/>
          <table:table-cell office:value-type="float" office:value="0.0000104073" calcext:value-type="float">
            <text:p>1.04E-05</text:p>
          </table:table-cell>
        </table:table-row>
        <table:table-row table:style-name="ro1">
          <table:table-cell/>
          <table:table-cell office:value-type="float" office:value="0.0000105131" calcext:value-type="float">
            <text:p>1.05E-05</text:p>
          </table:table-cell>
        </table:table-row>
        <table:table-row table:style-name="ro1">
          <table:table-cell/>
          <table:table-cell office:value-type="float" office:value="0.0000106181" calcext:value-type="float">
            <text:p>1.06E-05</text:p>
          </table:table-cell>
        </table:table-row>
        <table:table-row table:style-name="ro1">
          <table:table-cell/>
          <table:table-cell office:value-type="float" office:value="0.0000107225" calcext:value-type="float">
            <text:p>1.07E-05</text:p>
          </table:table-cell>
        </table:table-row>
        <table:table-row table:style-name="ro1">
          <table:table-cell/>
          <table:table-cell office:value-type="float" office:value="0.0000108262" calcext:value-type="float">
            <text:p>1.08E-05</text:p>
          </table:table-cell>
        </table:table-row>
        <table:table-row table:style-name="ro1">
          <table:table-cell/>
          <table:table-cell office:value-type="float" office:value="0.0000109293" calcext:value-type="float">
            <text:p>1.09E-05</text:p>
          </table:table-cell>
        </table:table-row>
        <table:table-row table:style-name="ro1">
          <table:table-cell/>
          <table:table-cell office:value-type="float" office:value="0.0000110317" calcext:value-type="float">
            <text:p>1.10E-05</text:p>
          </table:table-cell>
        </table:table-row>
        <table:table-row table:style-name="ro1">
          <table:table-cell/>
          <table:table-cell office:value-type="float" office:value="0.0000111335" calcext:value-type="float">
            <text:p>1.11E-05</text:p>
          </table:table-cell>
        </table:table-row>
        <table:table-row table:style-name="ro1">
          <table:table-cell/>
          <table:table-cell office:value-type="float" office:value="0.0000112347" calcext:value-type="float">
            <text:p>1.12E-05</text:p>
          </table:table-cell>
        </table:table-row>
        <table:table-row table:style-name="ro1">
          <table:table-cell/>
          <table:table-cell office:value-type="float" office:value="0.0000113352" calcext:value-type="float">
            <text:p>1.13E-05</text:p>
          </table:table-cell>
        </table:table-row>
        <table:table-row table:style-name="ro1">
          <table:table-cell/>
          <table:table-cell office:value-type="float" office:value="0.0000114351" calcext:value-type="float">
            <text:p>1.14E-05</text:p>
          </table:table-cell>
        </table:table-row>
        <table:table-row table:style-name="ro1">
          <table:table-cell/>
          <table:table-cell office:value-type="float" office:value="0.0000115343" calcext:value-type="float">
            <text:p>1.15E-05</text:p>
          </table:table-cell>
        </table:table-row>
        <table:table-row table:style-name="ro1">
          <table:table-cell/>
          <table:table-cell office:value-type="float" office:value="0.000011633" calcext:value-type="float">
            <text:p>1.16E-05</text:p>
          </table:table-cell>
        </table:table-row>
        <table:table-row table:style-name="ro1">
          <table:table-cell/>
          <table:table-cell office:value-type="float" office:value="0.0000117311" calcext:value-type="float">
            <text:p>1.17E-05</text:p>
          </table:table-cell>
        </table:table-row>
        <table:table-row table:style-name="ro1">
          <table:table-cell/>
          <table:table-cell office:value-type="float" office:value="0.0000118285" calcext:value-type="float">
            <text:p>1.18E-05</text:p>
          </table:table-cell>
        </table:table-row>
        <table:table-row table:style-name="ro1">
          <table:table-cell/>
          <table:table-cell office:value-type="float" office:value="0.0000119254" calcext:value-type="float">
            <text:p>1.19E-05</text:p>
          </table:table-cell>
        </table:table-row>
        <table:table-row table:style-name="ro1">
          <table:table-cell/>
          <table:table-cell office:value-type="float" office:value="0.0000120216" calcext:value-type="float">
            <text:p>1.20E-05</text:p>
          </table:table-cell>
        </table:table-row>
        <table:table-row table:style-name="ro1">
          <table:table-cell/>
          <table:table-cell office:value-type="float" office:value="0.0000121173" calcext:value-type="float">
            <text:p>1.21E-05</text:p>
          </table:table-cell>
        </table:table-row>
        <table:table-row table:style-name="ro1">
          <table:table-cell/>
          <table:table-cell office:value-type="float" office:value="0.0000122124" calcext:value-type="float">
            <text:p>1.22E-05</text:p>
          </table:table-cell>
        </table:table-row>
        <table:table-row table:style-name="ro1">
          <table:table-cell/>
          <table:table-cell office:value-type="float" office:value="0.0000123069" calcext:value-type="float">
            <text:p>1.23E-05</text:p>
          </table:table-cell>
        </table:table-row>
        <table:table-row table:style-name="ro1">
          <table:table-cell/>
          <table:table-cell office:value-type="float" office:value="0.0000124009" calcext:value-type="float">
            <text:p>1.24E-05</text:p>
          </table:table-cell>
        </table:table-row>
        <table:table-row table:style-name="ro1">
          <table:table-cell/>
          <table:table-cell office:value-type="float" office:value="0.0000124943" calcext:value-type="float">
            <text:p>1.25E-05</text:p>
          </table:table-cell>
        </table:table-row>
        <table:table-row table:style-name="ro1">
          <table:table-cell/>
          <table:table-cell office:value-type="float" office:value="0.0000125871" calcext:value-type="float">
            <text:p>1.26E-05</text:p>
          </table:table-cell>
        </table:table-row>
        <table:table-row table:style-name="ro1">
          <table:table-cell/>
          <table:table-cell office:value-type="float" office:value="0.0000126794" calcext:value-type="float">
            <text:p>1.27E-05</text:p>
          </table:table-cell>
        </table:table-row>
        <table:table-row table:style-name="ro1">
          <table:table-cell/>
          <table:table-cell office:value-type="float" office:value="0.0000127711" calcext:value-type="float">
            <text:p>1.28E-05</text:p>
          </table:table-cell>
        </table:table-row>
        <table:table-row table:style-name="ro1">
          <table:table-cell/>
          <table:table-cell office:value-type="float" office:value="0.0000128623" calcext:value-type="float">
            <text:p>1.29E-05</text:p>
          </table:table-cell>
        </table:table-row>
        <table:table-row table:style-name="ro1">
          <table:table-cell/>
          <table:table-cell office:value-type="float" office:value="0.0000129529" calcext:value-type="float">
            <text:p>1.30E-05</text:p>
          </table:table-cell>
        </table:table-row>
        <table:table-row table:style-name="ro1">
          <table:table-cell/>
          <table:table-cell office:value-type="float" office:value="0.000013043" calcext:value-type="float">
            <text:p>1.30E-05</text:p>
          </table:table-cell>
        </table:table-row>
        <table:table-row table:style-name="ro1">
          <table:table-cell/>
          <table:table-cell office:value-type="float" office:value="0.0000131326" calcext:value-type="float">
            <text:p>1.31E-05</text:p>
          </table:table-cell>
        </table:table-row>
        <table:table-row table:style-name="ro1">
          <table:table-cell/>
          <table:table-cell office:value-type="float" office:value="0.0000132217" calcext:value-type="float">
            <text:p>1.32E-05</text:p>
          </table:table-cell>
        </table:table-row>
        <table:table-row table:style-name="ro1">
          <table:table-cell/>
          <table:table-cell office:value-type="float" office:value="0.0000133102" calcext:value-type="float">
            <text:p>1.33E-05</text:p>
          </table:table-cell>
        </table:table-row>
        <table:table-row table:style-name="ro1">
          <table:table-cell/>
          <table:table-cell office:value-type="float" office:value="0.0000133982" calcext:value-type="float">
            <text:p>1.34E-05</text:p>
          </table:table-cell>
        </table:table-row>
        <table:table-row table:style-name="ro1">
          <table:table-cell/>
          <table:table-cell office:value-type="float" office:value="0.0000134857" calcext:value-type="float">
            <text:p>1.35E-05</text:p>
          </table:table-cell>
        </table:table-row>
        <table:table-row table:style-name="ro1">
          <table:table-cell/>
          <table:table-cell office:value-type="float" office:value="0.0000135727" calcext:value-type="float">
            <text:p>1.36E-05</text:p>
          </table:table-cell>
        </table:table-row>
        <table:table-row table:style-name="ro1">
          <table:table-cell/>
          <table:table-cell office:value-type="float" office:value="0.0000136592" calcext:value-type="float">
            <text:p>1.37E-05</text:p>
          </table:table-cell>
        </table:table-row>
        <table:table-row table:style-name="ro1">
          <table:table-cell/>
          <table:table-cell office:value-type="float" office:value="0.0000137452" calcext:value-type="float">
            <text:p>1.37E-05</text:p>
          </table:table-cell>
        </table:table-row>
        <table:table-row table:style-name="ro1">
          <table:table-cell/>
          <table:table-cell office:value-type="float" office:value="0.0000138307" calcext:value-type="float">
            <text:p>1.38E-05</text:p>
          </table:table-cell>
        </table:table-row>
        <table:table-row table:style-name="ro1">
          <table:table-cell/>
          <table:table-cell office:value-type="float" office:value="0.0000139157" calcext:value-type="float">
            <text:p>1.39E-05</text:p>
          </table:table-cell>
        </table:table-row>
        <table:table-row table:style-name="ro1">
          <table:table-cell/>
          <table:table-cell office:value-type="float" office:value="0.0000140003" calcext:value-type="float">
            <text:p>1.40E-05</text:p>
          </table:table-cell>
        </table:table-row>
        <table:table-row table:style-name="ro1">
          <table:table-cell/>
          <table:table-cell office:value-type="float" office:value="0.0000140843" calcext:value-type="float">
            <text:p>1.41E-05</text:p>
          </table:table-cell>
        </table:table-row>
        <table:table-row table:style-name="ro1">
          <table:table-cell/>
          <table:table-cell office:value-type="float" office:value="0.0000141679" calcext:value-type="float">
            <text:p>1.42E-05</text:p>
          </table:table-cell>
        </table:table-row>
        <table:table-row table:style-name="ro1">
          <table:table-cell/>
          <table:table-cell office:value-type="float" office:value="0.000014251" calcext:value-type="float">
            <text:p>1.43E-05</text:p>
          </table:table-cell>
        </table:table-row>
        <table:table-row table:style-name="ro1">
          <table:table-cell/>
          <table:table-cell office:value-type="float" office:value="0.0000143336" calcext:value-type="float">
            <text:p>1.43E-05</text:p>
          </table:table-cell>
        </table:table-row>
        <table:table-row table:style-name="ro1">
          <table:table-cell/>
          <table:table-cell office:value-type="float" office:value="0.0000144158" calcext:value-type="float">
            <text:p>1.44E-05</text:p>
          </table:table-cell>
        </table:table-row>
        <table:table-row table:style-name="ro1">
          <table:table-cell/>
          <table:table-cell office:value-type="float" office:value="0.0000144975" calcext:value-type="float">
            <text:p>1.45E-05</text:p>
          </table:table-cell>
        </table:table-row>
        <table:table-row table:style-name="ro1">
          <table:table-cell/>
          <table:table-cell office:value-type="float" office:value="0.0000145787" calcext:value-type="float">
            <text:p>1.46E-05</text:p>
          </table:table-cell>
        </table:table-row>
        <table:table-row table:style-name="ro1">
          <table:table-cell/>
          <table:table-cell office:value-type="float" office:value="0.0000146595" calcext:value-type="float">
            <text:p>1.47E-05</text:p>
          </table:table-cell>
        </table:table-row>
        <table:table-row table:style-name="ro1">
          <table:table-cell/>
          <table:table-cell office:value-type="float" office:value="0.0000147398" calcext:value-type="float">
            <text:p>1.47E-05</text:p>
          </table:table-cell>
        </table:table-row>
        <table:table-row table:style-name="ro1">
          <table:table-cell/>
          <table:table-cell office:value-type="float" office:value="0.0000148197" calcext:value-type="float">
            <text:p>1.48E-05</text:p>
          </table:table-cell>
        </table:table-row>
        <table:table-row table:style-name="ro1">
          <table:table-cell/>
          <table:table-cell office:value-type="float" office:value="0.0000148991" calcext:value-type="float">
            <text:p>1.49E-05</text:p>
          </table:table-cell>
        </table:table-row>
        <table:table-row table:style-name="ro1">
          <table:table-cell/>
          <table:table-cell office:value-type="float" office:value="0.0000149782" calcext:value-type="float">
            <text:p>1.50E-05</text:p>
          </table:table-cell>
        </table:table-row>
        <table:table-row table:style-name="ro1">
          <table:table-cell/>
          <table:table-cell office:value-type="float" office:value="0.0000150567" calcext:value-type="float">
            <text:p>1.51E-05</text:p>
          </table:table-cell>
        </table:table-row>
        <table:table-row table:style-name="ro1">
          <table:table-cell/>
          <table:table-cell office:value-type="float" office:value="0.0000151349" calcext:value-type="float">
            <text:p>1.51E-05</text:p>
          </table:table-cell>
        </table:table-row>
        <table:table-row table:style-name="ro1">
          <table:table-cell/>
          <table:table-cell office:value-type="float" office:value="0.0000152126" calcext:value-type="float">
            <text:p>1.52E-05</text:p>
          </table:table-cell>
        </table:table-row>
        <table:table-row table:style-name="ro1">
          <table:table-cell/>
          <table:table-cell office:value-type="float" office:value="0.0000152899" calcext:value-type="float">
            <text:p>1.53E-05</text:p>
          </table:table-cell>
        </table:table-row>
        <table:table-row table:style-name="ro1">
          <table:table-cell/>
          <table:table-cell office:value-type="float" office:value="0.0000153667" calcext:value-type="float">
            <text:p>1.54E-05</text:p>
          </table:table-cell>
        </table:table-row>
        <table:table-row table:style-name="ro1">
          <table:table-cell/>
          <table:table-cell office:value-type="float" office:value="0.0000154432" calcext:value-type="float">
            <text:p>1.54E-05</text:p>
          </table:table-cell>
        </table:table-row>
        <table:table-row table:style-name="ro1">
          <table:table-cell/>
          <table:table-cell office:value-type="float" office:value="0.0000155192" calcext:value-type="float">
            <text:p>1.55E-05</text:p>
          </table:table-cell>
        </table:table-row>
        <table:table-row table:style-name="ro1">
          <table:table-cell/>
          <table:table-cell office:value-type="float" office:value="0.0000155948" calcext:value-type="float">
            <text:p>1.56E-05</text:p>
          </table:table-cell>
        </table:table-row>
        <table:table-row table:style-name="ro1">
          <table:table-cell/>
          <table:table-cell office:value-type="float" office:value="0.0000156701" calcext:value-type="float">
            <text:p>1.57E-05</text:p>
          </table:table-cell>
        </table:table-row>
        <table:table-row table:style-name="ro1">
          <table:table-cell/>
          <table:table-cell office:value-type="float" office:value="0.0000157449" calcext:value-type="float">
            <text:p>1.57E-05</text:p>
          </table:table-cell>
        </table:table-row>
        <table:table-row table:style-name="ro1">
          <table:table-cell/>
          <table:table-cell office:value-type="float" office:value="0.0000158193" calcext:value-type="float">
            <text:p>1.58E-05</text:p>
          </table:table-cell>
        </table:table-row>
        <table:table-row table:style-name="ro1">
          <table:table-cell/>
          <table:table-cell office:value-type="float" office:value="0.0000158933" calcext:value-type="float">
            <text:p>1.59E-05</text:p>
          </table:table-cell>
        </table:table-row>
        <table:table-row table:style-name="ro1">
          <table:table-cell/>
          <table:table-cell office:value-type="float" office:value="0.0000159669" calcext:value-type="float">
            <text:p>1.60E-05</text:p>
          </table:table-cell>
        </table:table-row>
        <table:table-row table:style-name="ro1">
          <table:table-cell/>
          <table:table-cell office:value-type="float" office:value="0.0000160401" calcext:value-type="float">
            <text:p>1.60E-05</text:p>
          </table:table-cell>
        </table:table-row>
        <table:table-row table:style-name="ro1">
          <table:table-cell/>
          <table:table-cell office:value-type="float" office:value="0.000016113" calcext:value-type="float">
            <text:p>1.61E-05</text:p>
          </table:table-cell>
        </table:table-row>
        <table:table-row table:style-name="ro1">
          <table:table-cell/>
          <table:table-cell office:value-type="float" office:value="0.0000161854" calcext:value-type="float">
            <text:p>1.62E-05</text:p>
          </table:table-cell>
        </table:table-row>
        <table:table-row table:style-name="ro1">
          <table:table-cell/>
          <table:table-cell office:value-type="float" office:value="0.0000162575" calcext:value-type="float">
            <text:p>1.63E-05</text:p>
          </table:table-cell>
        </table:table-row>
        <table:table-row table:style-name="ro1">
          <table:table-cell/>
          <table:table-cell office:value-type="float" office:value="0.0000163292" calcext:value-type="float">
            <text:p>1.63E-05</text:p>
          </table:table-cell>
        </table:table-row>
        <table:table-row table:style-name="ro1">
          <table:table-cell/>
          <table:table-cell office:value-type="float" office:value="0.0000164005" calcext:value-type="float">
            <text:p>1.64E-05</text:p>
          </table:table-cell>
        </table:table-row>
        <table:table-row table:style-name="ro1">
          <table:table-cell/>
          <table:table-cell office:value-type="float" office:value="0.0000164714" calcext:value-type="float">
            <text:p>1.65E-05</text:p>
          </table:table-cell>
        </table:table-row>
        <table:table-row table:style-name="ro1">
          <table:table-cell/>
          <table:table-cell office:value-type="float" office:value="0.000016542" calcext:value-type="float">
            <text:p>1.65E-05</text:p>
          </table:table-cell>
        </table:table-row>
        <table:table-row table:style-name="ro1">
          <table:table-cell/>
          <table:table-cell office:value-type="float" office:value="0.0000166122" calcext:value-type="float">
            <text:p>1.66E-05</text:p>
          </table:table-cell>
        </table:table-row>
        <table:table-row table:style-name="ro1">
          <table:table-cell/>
          <table:table-cell office:value-type="float" office:value="0.0000166821" calcext:value-type="float">
            <text:p>1.67E-05</text:p>
          </table:table-cell>
        </table:table-row>
        <table:table-row table:style-name="ro1">
          <table:table-cell/>
          <table:table-cell office:value-type="float" office:value="0.0000167515" calcext:value-type="float">
            <text:p>1.68E-05</text:p>
          </table:table-cell>
        </table:table-row>
        <table:table-row table:style-name="ro1">
          <table:table-cell/>
          <table:table-cell office:value-type="float" office:value="0.0000168207" calcext:value-type="float">
            <text:p>1.68E-05</text:p>
          </table:table-cell>
        </table:table-row>
        <table:table-row table:style-name="ro1">
          <table:table-cell/>
          <table:table-cell office:value-type="float" office:value="0.0000168894" calcext:value-type="float">
            <text:p>1.69E-05</text:p>
          </table:table-cell>
        </table:table-row>
        <table:table-row table:style-name="ro1">
          <table:table-cell/>
          <table:table-cell office:value-type="float" office:value="0.0000169578" calcext:value-type="float">
            <text:p>1.70E-05</text:p>
          </table:table-cell>
        </table:table-row>
        <table:table-row table:style-name="ro1">
          <table:table-cell/>
          <table:table-cell office:value-type="float" office:value="0.0000170259" calcext:value-type="float">
            <text:p>1.70E-05</text:p>
          </table:table-cell>
        </table:table-row>
        <table:table-row table:style-name="ro1">
          <table:table-cell/>
          <table:table-cell office:value-type="float" office:value="0.0000170936" calcext:value-type="float">
            <text:p>1.71E-05</text:p>
          </table:table-cell>
        </table:table-row>
        <table:table-row table:style-name="ro1">
          <table:table-cell/>
          <table:table-cell office:value-type="float" office:value="0.0000171609" calcext:value-type="float">
            <text:p>1.72E-05</text:p>
          </table:table-cell>
        </table:table-row>
        <table:table-row table:style-name="ro1">
          <table:table-cell/>
          <table:table-cell office:value-type="float" office:value="0.000017228" calcext:value-type="float">
            <text:p>1.72E-05</text:p>
          </table:table-cell>
        </table:table-row>
        <table:table-row table:style-name="ro1">
          <table:table-cell/>
          <table:table-cell office:value-type="float" office:value="0.0000172946" calcext:value-type="float">
            <text:p>1.73E-05</text:p>
          </table:table-cell>
        </table:table-row>
        <table:table-row table:style-name="ro1">
          <table:table-cell/>
          <table:table-cell office:value-type="float" office:value="0.000017361" calcext:value-type="float">
            <text:p>1.74E-05</text:p>
          </table:table-cell>
        </table:table-row>
        <table:table-row table:style-name="ro1">
          <table:table-cell/>
          <table:table-cell office:value-type="float" office:value="0.000017427" calcext:value-type="float">
            <text:p>1.74E-05</text:p>
          </table:table-cell>
        </table:table-row>
        <table:table-row table:style-name="ro1">
          <table:table-cell/>
          <table:table-cell office:value-type="float" office:value="0.0000174927" calcext:value-type="float">
            <text:p>1.75E-05</text:p>
          </table:table-cell>
        </table:table-row>
        <table:table-row table:style-name="ro1">
          <table:table-cell/>
          <table:table-cell office:value-type="float" office:value="0.000017558" calcext:value-type="float">
            <text:p>1.76E-05</text:p>
          </table:table-cell>
        </table:table-row>
        <table:table-row table:style-name="ro1">
          <table:table-cell/>
          <table:table-cell office:value-type="float" office:value="0.000017623" calcext:value-type="float">
            <text:p>1.76E-05</text:p>
          </table:table-cell>
        </table:table-row>
        <table:table-row table:style-name="ro1">
          <table:table-cell/>
          <table:table-cell table:style-name="Default" office:value-type="float" office:value="134740" calcext:value-type="float">
            <text:p>134740</text:p>
          </table:table-cell>
        </table:table-row>
        <table:table-row table:style-name="ro1">
          <table:table-cell/>
          <table:table-cell table:style-name="Default" office:value-type="string" calcext:value-type="string">
            <text:p>wzgledny: 0.122831</text:p>
          </table:table-cell>
        </table:table-row>
        <table:table-row table:style-name="ro1">
          <table:table-cell/>
          <table:table-cell table:style-name="Default" office:value-type="string" calcext:value-type="string">
            <text:p>bezwzgledny: 1473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00:55:26.328784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20:15:17.085379520</meta:creation-date>
    <dc:date>2020-03-09T01:24:24.026375894</dc:date>
    <meta:editing-duration>PT46M39S</meta:editing-duration>
    <meta:editing-cycles>2</meta:editing-cycles>
    <meta:generator>LibreOffice/6.3.4.2$Linux_X86_64 LibreOffice_project/30$Build-2</meta:generator>
    <meta:document-statistic meta:table-count="1" meta:cell-count="40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B8:Sheet1.B407" svg:x="0.319cm" svg:y="0.18cm" svg:width="15.36cm" svg:height="8.645cm">
          <chartooo:coordinate-region svg:x="2.052cm" svg:y="0.379cm" svg:width="13.348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407" chart:class="chart:scatter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12517">
                <text:p>0.0000000000012517</text:p>
                <draw:g>
                  <svg:desc>Sheet1.B8:Sheet1.B4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418814">
                <text:p>0.0000000418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689353">
                <text:p>0.00000000689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911061">
                <text:p>0.0000000911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321778">
                <text:p>0.0000000321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633195">
                <text:p>0.0000000633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26985">
                <text:p>0.000000126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72451">
                <text:p>0.000000172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206559">
                <text:p>0.000000206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33087">
                <text:p>0.000000233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254309">
                <text:p>0.000000254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271673">
                <text:p>0.000000271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286143">
                <text:p>0.000000286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298387">
                <text:p>0.00000029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242403">
                <text:p>0.000000242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606182">
                <text:p>0.0000000606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984435">
                <text:p>0.0000000984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238792">
                <text:p>0.000000238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363546">
                <text:p>0.000000363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475169">
                <text:p>0.000000475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575629">
                <text:p>0.000000575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666521">
                <text:p>0.000000666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749151">
                <text:p>0.000000749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824595">
                <text:p>0.000000824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893753">
                <text:p>0.000000893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957377">
                <text:p>0.000000957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101611">
                <text:p>0.00000101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07049">
                <text:p>0.00000107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933509">
                <text:p>0.000000933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78494">
                <text:p>0.00000078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646276">
                <text:p>0.000000646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516557">
                <text:p>0.000000516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394946">
                <text:p>0.000000394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280706">
                <text:p>0.000000280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173185">
                <text:p>0.000000173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718086">
                <text:p>0.0000000718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23936">
                <text:p>0.000000023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114505">
                <text:p>0.000000114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200308">
                <text:p>0.000000200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28171">
                <text:p>0.00000028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359042">
                <text:p>0.000000359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432602">
                <text:p>0.000000432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502659">
                <text:p>0.000000502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569458">
                <text:p>0.000000569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63322">
                <text:p>0.00000063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694148">
                <text:p>0.000000694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752428">
                <text:p>0.000000752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808227">
                <text:p>0.000000808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861701">
                <text:p>0.000000861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912993">
                <text:p>0.0000009129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962233">
                <text:p>0.000000962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0954">
                <text:p>0.00000100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5503">
                <text:p>0.00000105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0988">
                <text:p>0.0000010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4096">
                <text:p>0.00000114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18158">
                <text:p>0.00000118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22074">
                <text:p>0.00000122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25854">
                <text:p>0.00000125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29503">
                <text:p>0.000001295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33028">
                <text:p>0.00000133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36436">
                <text:p>0.000001364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39732">
                <text:p>0.00000139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2922">
                <text:p>0.00000142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46011">
                <text:p>0.00000146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49003">
                <text:p>0.00000149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51903">
                <text:p>0.00000151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54715">
                <text:p>0.00000154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57443">
                <text:p>0.000001574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60091">
                <text:p>0.00000160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62662">
                <text:p>0.000001626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165159">
                <text:p>0.00000165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167587">
                <text:p>0.00000167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169947">
                <text:p>0.000001699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172242">
                <text:p>0.00000172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174475">
                <text:p>0.00000174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176649">
                <text:p>0.00000176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178765">
                <text:p>0.00000178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180827">
                <text:p>0.00000180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182835">
                <text:p>0.00000182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184793">
                <text:p>0.00000184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186702">
                <text:p>0.00000186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188564">
                <text:p>0.00000188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19038">
                <text:p>0.00000190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192153">
                <text:p>0.00000192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193883">
                <text:p>0.00000193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195572">
                <text:p>0.00000195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197223">
                <text:p>0.00000197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198835">
                <text:p>0.00000198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200411">
                <text:p>0.00000200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201951">
                <text:p>0.00000201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203457">
                <text:p>0.000002034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20493">
                <text:p>0.0000020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206371">
                <text:p>0.00000206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207781">
                <text:p>0.00000207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209161">
                <text:p>0.00000209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210512">
                <text:p>0.00000210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211835">
                <text:p>0.000002118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213131">
                <text:p>0.00000213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2144">
                <text:p>0.000002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215643">
                <text:p>0.000002156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216862">
                <text:p>0.00000216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218056">
                <text:p>0.00000218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219227">
                <text:p>0.000002192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220375">
                <text:p>0.00000220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221502">
                <text:p>0.00000221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222606">
                <text:p>0.00000222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22369">
                <text:p>0.00000223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224754">
                <text:p>0.000002247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225798">
                <text:p>0.000002257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226823">
                <text:p>0.00000226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227829">
                <text:p>0.000002278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228816">
                <text:p>0.000002288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229786">
                <text:p>0.00000229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23074">
                <text:p>0.0000023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231676">
                <text:p>0.000002316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232596">
                <text:p>0.00000232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233501">
                <text:p>0.000002335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234389">
                <text:p>0.00000234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235263">
                <text:p>0.000002352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236122">
                <text:p>0.00000236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236967">
                <text:p>0.00000236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237798">
                <text:p>0.000002377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238615">
                <text:p>0.00000238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239419">
                <text:p>0.00000239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24021">
                <text:p>0.0000024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240989">
                <text:p>0.00000240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241754">
                <text:p>0.000002417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242508">
                <text:p>0.00000242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243251">
                <text:p>0.000002432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243981">
                <text:p>0.000002439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244701">
                <text:p>0.00000244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245409">
                <text:p>0.00000245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246107">
                <text:p>0.000002461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246794">
                <text:p>0.000002467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247471">
                <text:p>0.0000024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248138">
                <text:p>0.000002481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248795">
                <text:p>0.00000248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249442">
                <text:p>0.000002494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25008">
                <text:p>0.0000025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250709">
                <text:p>0.000002507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251329">
                <text:p>0.00000251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25194">
                <text:p>0.0000025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252543">
                <text:p>0.000002525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253137">
                <text:p>0.000002531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253723">
                <text:p>0.000002537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2543">
                <text:p>0.0000025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25487">
                <text:p>0.00000254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255432">
                <text:p>0.000002554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255987">
                <text:p>0.000002559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256534">
                <text:p>0.00000256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257074">
                <text:p>0.000002570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257606">
                <text:p>0.000002576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258132">
                <text:p>0.000002581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258651">
                <text:p>0.000002586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259163">
                <text:p>0.000002591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259668">
                <text:p>0.00000259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260167">
                <text:p>0.000002601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26066">
                <text:p>0.00000260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261146">
                <text:p>0.000002611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261626">
                <text:p>0.000002616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2621">
                <text:p>0.0000026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262569">
                <text:p>0.000002625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263031">
                <text:p>0.000002630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263488">
                <text:p>0.000002634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263939">
                <text:p>0.000002639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264385">
                <text:p>0.000002643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264826">
                <text:p>0.000002648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265261">
                <text:p>0.000002652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265691">
                <text:p>0.00000265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266116">
                <text:p>0.00000266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266536">
                <text:p>0.000002665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266951">
                <text:p>0.000002669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267361">
                <text:p>0.000002673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267766">
                <text:p>0.000002677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268167">
                <text:p>0.000002681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268563">
                <text:p>0.000002685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268955">
                <text:p>0.000002689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269342">
                <text:p>0.000002693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269725">
                <text:p>0.000002697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270104">
                <text:p>0.00000270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270478">
                <text:p>0.000002704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270848">
                <text:p>0.00000270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271215">
                <text:p>0.000002712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271577">
                <text:p>0.000002715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271935">
                <text:p>0.000002719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27229">
                <text:p>0.00000272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27264">
                <text:p>0.00000272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272987">
                <text:p>0.00000272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27333">
                <text:p>0.0000027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27367">
                <text:p>0.00000273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274006">
                <text:p>0.000002740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274338">
                <text:p>0.000002743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274667">
                <text:p>0.00000274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274993">
                <text:p>0.000002749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275315">
                <text:p>0.000002753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275634">
                <text:p>0.000002756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275949">
                <text:p>0.00000275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276262">
                <text:p>0.000002762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276571">
                <text:p>0.00000276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276877">
                <text:p>0.000002768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27718">
                <text:p>0.00000277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27748">
                <text:p>0.00000277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277778">
                <text:p>0.00000277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278072">
                <text:p>0.000002780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278363">
                <text:p>0.00000278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278652">
                <text:p>0.000002786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78937">
                <text:p>0.000002789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27922">
                <text:p>0.00000279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2795">
                <text:p>0.0000027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279778">
                <text:p>0.000002797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280053">
                <text:p>0.000002800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280325">
                <text:p>0.00000280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280595">
                <text:p>0.000002805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280862">
                <text:p>0.000002808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281126">
                <text:p>0.000002811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281389">
                <text:p>0.000002813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281648">
                <text:p>0.000002816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281906">
                <text:p>0.000002819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282161">
                <text:p>0.00000282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282414">
                <text:p>0.00000282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282664">
                <text:p>0.000002826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282912">
                <text:p>0.000002829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283158">
                <text:p>0.000002831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280003">
                <text:p>0.000002800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259333">
                <text:p>0.00000259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238848">
                <text:p>0.000002388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218543">
                <text:p>0.000002185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198417">
                <text:p>0.00000198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178468">
                <text:p>0.000001784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158693">
                <text:p>0.000001586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13909">
                <text:p>0.00000139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119657">
                <text:p>0.000001196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100391">
                <text:p>0.000001003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812905">
                <text:p>0.0000008129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623534">
                <text:p>0.000000623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435774">
                <text:p>0.0000004357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249606">
                <text:p>0.0000002496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0650085">
                <text:p>0.00000006500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118038">
                <text:p>0.0000001180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299552">
                <text:p>0.0000002995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479554">
                <text:p>0.0000004795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658062">
                <text:p>0.0000006580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835095">
                <text:p>0.0000008350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101067">
                <text:p>0.000001010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118481">
                <text:p>0.000001184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135752">
                <text:p>0.000001357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152883">
                <text:p>0.000001528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169876">
                <text:p>0.000001698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186731">
                <text:p>0.000001867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203451">
                <text:p>0.000002034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220037">
                <text:p>0.000002200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236491">
                <text:p>0.000002364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252815">
                <text:p>0.000002528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269009">
                <text:p>0.000002690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285076">
                <text:p>0.00000285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301017">
                <text:p>0.000003010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316833">
                <text:p>0.000003168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332526">
                <text:p>0.000003325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348098">
                <text:p>0.000003480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363549">
                <text:p>0.00000363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378882">
                <text:p>0.000003788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394097">
                <text:p>0.000003940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409196">
                <text:p>0.000004091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42418">
                <text:p>0.00000424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43905">
                <text:p>0.00000439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453809">
                <text:p>0.000004538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468456">
                <text:p>0.000004684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482994">
                <text:p>0.000004829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497423">
                <text:p>0.000004974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511745">
                <text:p>0.000005117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52596">
                <text:p>0.00000525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540071">
                <text:p>0.000005400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554078">
                <text:p>0.000005540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567983">
                <text:p>0.000005679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581786">
                <text:p>0.000005817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595488">
                <text:p>0.000005954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609092">
                <text:p>0.000006090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622597">
                <text:p>0.000006225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636005">
                <text:p>0.00000636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649316">
                <text:p>0.000006493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662533">
                <text:p>0.000006625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675656">
                <text:p>0.000006756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688685">
                <text:p>0.000006886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701623">
                <text:p>0.000007016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714469">
                <text:p>0.000007144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727226">
                <text:p>0.000007272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739893">
                <text:p>0.000007398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752471">
                <text:p>0.000007524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764963">
                <text:p>0.00000764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777368">
                <text:p>0.000007773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789687">
                <text:p>0.000007896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801922">
                <text:p>0.000008019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814073">
                <text:p>0.000008140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826141">
                <text:p>0.00000826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838127">
                <text:p>0.000008381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850031">
                <text:p>0.000008500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861856">
                <text:p>0.000008618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8736">
                <text:p>0.0000087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885266">
                <text:p>0.000008852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896854">
                <text:p>0.000008968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908364">
                <text:p>0.000009083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919798">
                <text:p>0.000009197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931156">
                <text:p>0.000009311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94244">
                <text:p>0.00000942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953649">
                <text:p>0.000009536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964784">
                <text:p>0.00000964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975847">
                <text:p>0.000009758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986838">
                <text:p>0.000009868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997757">
                <text:p>0.000009977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100861">
                <text:p>0.00001008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101938">
                <text:p>0.00001019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03009">
                <text:p>0.00001030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104073">
                <text:p>0.00001040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105131">
                <text:p>0.00001051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106181">
                <text:p>0.00001061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107225">
                <text:p>0.00001072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108262">
                <text:p>0.00001082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109293">
                <text:p>0.00001092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110317">
                <text:p>0.00001103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111335">
                <text:p>0.00001113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112347">
                <text:p>0.00001123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113352">
                <text:p>0.00001133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114351">
                <text:p>0.00001143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115343">
                <text:p>0.00001153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11633">
                <text:p>0.0000116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117311">
                <text:p>0.00001173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118285">
                <text:p>0.00001182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119254">
                <text:p>0.00001192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120216">
                <text:p>0.00001202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121173">
                <text:p>0.00001211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122124">
                <text:p>0.00001221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123069">
                <text:p>0.00001230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124009">
                <text:p>0.0000124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124943">
                <text:p>0.0000124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125871">
                <text:p>0.00001258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126794">
                <text:p>0.00001267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127711">
                <text:p>0.00001277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128623">
                <text:p>0.00001286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129529">
                <text:p>0.00001295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13043">
                <text:p>0.0000130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131326">
                <text:p>0.00001313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132217">
                <text:p>0.00001322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133102">
                <text:p>0.00001331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133982">
                <text:p>0.00001339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134857">
                <text:p>0.00001348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135727">
                <text:p>0.00001357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136592">
                <text:p>0.00001365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137452">
                <text:p>0.00001374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138307">
                <text:p>0.00001383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139157">
                <text:p>0.00001391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140003">
                <text:p>0.00001400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140843">
                <text:p>0.00001408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141679">
                <text:p>0.00001416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14251">
                <text:p>0.0000142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143336">
                <text:p>0.0000143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144158">
                <text:p>0.00001441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144975">
                <text:p>0.00001449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145787">
                <text:p>0.00001457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146595">
                <text:p>0.00001465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147398">
                <text:p>0.00001473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148197">
                <text:p>0.00001481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148991">
                <text:p>0.00001489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149782">
                <text:p>0.00001497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150567">
                <text:p>0.00001505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151349">
                <text:p>0.00001513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152126">
                <text:p>0.00001521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152899">
                <text:p>0.00001528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153667">
                <text:p>0.0000153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154432">
                <text:p>0.0000154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155192">
                <text:p>0.00001551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155948">
                <text:p>0.00001559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156701">
                <text:p>0.00001567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157449">
                <text:p>0.00001574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158193">
                <text:p>0.00001581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158933">
                <text:p>0.00001589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159669">
                <text:p>0.00001596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160401">
                <text:p>0.00001604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16113">
                <text:p>0.0000161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161854">
                <text:p>0.00001618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162575">
                <text:p>0.00001625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163292">
                <text:p>0.00001632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164005">
                <text:p>0.00001640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164714">
                <text:p>0.00001647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16542">
                <text:p>0.0000165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166122">
                <text:p>0.00001661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166821">
                <text:p>0.00001668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167515">
                <text:p>0.00001675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168207">
                <text:p>0.00001682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168894">
                <text:p>0.00001688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169578">
                <text:p>0.00001695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170259">
                <text:p>0.00001702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170936">
                <text:p>0.00001709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171609">
                <text:p>0.00001716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17228">
                <text:p>0.0000172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172946">
                <text:p>0.00001729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17361">
                <text:p>0.0000173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17427">
                <text:p>0.0000174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174927">
                <text:p>0.00001749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17558">
                <text:p>0.0000175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17623">
                <text:p>0.000017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